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5pt" style:font-size-asian="15pt" style:font-size-complex="15pt"/>
    </style:style>
    <style:style style:name="P2" style:parent-style-name="Standard" style:family="paragraph">
      <style:text-properties fo:font-size="15pt" style:font-size-asian="15pt" style:font-size-complex="15pt"/>
    </style:style>
    <style:style style:name="P3" style:parent-style-name="Standard" style:family="paragraph">
      <style:text-properties fo:font-size="15pt" style:font-size-asian="15pt" style:font-size-complex="15pt"/>
    </style:style>
    <style:style style:name="P4" style:parent-style-name="Standard" style:family="paragraph">
      <style:text-properties fo:font-size="15pt" style:font-size-asian="15pt" style:font-size-complex="15pt"/>
    </style:style>
    <style:style style:name="P5" style:parent-style-name="Standard" style:family="paragraph">
      <style:text-properties fo:font-size="15pt" style:font-size-asian="15pt" style:font-size-complex="15pt"/>
    </style:style>
    <style:style style:name="P6" style:parent-style-name="Standard" style:family="paragraph">
      <style:text-properties fo:font-size="15pt" style:font-size-asian="15pt" style:font-size-complex="15pt"/>
    </style:style>
    <style:style style:name="P7" style:parent-style-name="Standard" style:family="paragraph">
      <style:text-properties fo:font-size="15pt" style:font-size-asian="15pt" style:font-size-complex="15pt"/>
    </style:style>
    <style:style style:name="P8" style:parent-style-name="Standard" style:family="paragraph">
      <style:text-properties fo:font-size="15pt" style:font-size-asian="15pt" style:font-size-complex="15pt"/>
    </style:style>
    <style:style style:name="P9" style:parent-style-name="Standard" style:family="paragraph">
      <style:text-properties fo:font-size="15pt" style:font-size-asian="15pt" style:font-size-complex="15pt"/>
    </style:style>
    <style:style style:name="T10" style:parent-style-name="DefaultParagraphFont" style:family="text">
      <style:text-properties fo:font-size="15pt" style:font-size-asian="15pt" style:font-size-complex="15pt"/>
    </style:style>
    <style:style style:name="T11" style:parent-style-name="DefaultParagraphFont" style:family="text">
      <style:text-properties style:text-position="sub 63.3%" fo:font-size="15pt" style:font-size-asian="15pt" style:font-size-complex="15pt"/>
    </style:style>
    <style:style style:name="T12" style:parent-style-name="DefaultParagraphFont" style:family="text">
      <style:text-properties fo:font-size="15pt" style:font-size-asian="15pt" style:font-size-complex="15pt"/>
    </style:style>
    <style:style style:name="T13" style:parent-style-name="DefaultParagraphFont" style:family="text">
      <style:text-properties style:text-position="sub 63.3%" fo:font-size="15pt" style:font-size-asian="15pt" style:font-size-complex="15pt"/>
    </style:style>
    <style:style style:name="T14" style:parent-style-name="DefaultParagraphFont" style:family="text">
      <style:text-properties fo:font-size="15pt" style:font-size-asian="15pt" style:font-size-complex="15pt"/>
    </style:style>
    <style:style style:name="T15" style:parent-style-name="DefaultParagraphFont" style:family="text">
      <style:text-properties style:text-position="sub 63.3%" fo:font-size="15pt" style:font-size-asian="15pt" style:font-size-complex="15pt"/>
    </style:style>
    <style:style style:name="P16" style:parent-style-name="Standard" style:family="paragraph">
      <style:text-properties fo:font-size="15pt" style:font-size-asian="15pt" style:font-size-complex="15pt"/>
    </style:style>
    <style:style style:name="P17" style:parent-style-name="Standard" style:family="paragraph">
      <style:text-properties fo:font-size="15pt" style:font-size-asian="15pt" style:font-size-complex="15pt"/>
    </style:style>
    <style:style style:name="P18" style:parent-style-name="Standard" style:family="paragraph">
      <style:text-properties fo:font-size="15pt" style:font-size-asian="15pt" style:font-size-complex="15pt"/>
    </style:style>
    <style:style style:name="T19" style:parent-style-name="DefaultParagraphFont" style:family="text">
      <style:text-properties fo:font-size="15pt" style:font-size-asian="15pt" style:font-size-complex="15pt"/>
    </style:style>
    <style:style style:name="T20" style:parent-style-name="DefaultParagraphFont" style:family="text">
      <style:text-properties style:text-position="super 63.3%" fo:font-size="15pt" style:font-size-asian="15pt" style:font-size-complex="15pt"/>
    </style:style>
    <style:style style:name="T21" style:parent-style-name="DefaultParagraphFont" style:family="text">
      <style:text-properties fo:font-size="15pt" style:font-size-asian="15pt" style:font-size-complex="15pt"/>
    </style:style>
    <style:style style:name="P22" style:parent-style-name="Standard" style:family="paragraph">
      <style:text-properties fo:font-size="15pt" style:font-size-asian="15pt" style:font-size-complex="15pt"/>
    </style:style>
    <style:style style:name="P23" style:parent-style-name="Standard" style:family="paragraph">
      <style:text-properties fo:font-size="15pt" style:font-size-asian="15pt" style:font-size-complex="15pt"/>
    </style:style>
    <style:style style:name="T24" style:parent-style-name="DefaultParagraphFont" style:family="text">
      <style:text-properties fo:font-size="15pt" style:font-size-asian="15pt" style:font-size-complex="15pt"/>
    </style:style>
    <style:style style:name="T25" style:parent-style-name="DefaultParagraphFont" style:family="text">
      <style:text-properties style:text-position="super 63.3%" fo:font-size="15pt" style:font-size-asian="15pt" style:font-size-complex="15pt"/>
    </style:style>
    <style:style style:name="T26" style:parent-style-name="DefaultParagraphFont" style:family="text">
      <style:text-properties fo:font-size="15pt" style:font-size-asian="15pt" style:font-size-complex="15pt"/>
    </style:style>
    <style:style style:name="T27" style:parent-style-name="DefaultParagraphFont" style:family="text">
      <style:text-properties fo:font-size="15pt" style:font-size-asian="15pt" style:font-size-complex="15pt"/>
    </style:style>
    <style:style style:name="T28" style:parent-style-name="DefaultParagraphFont" style:family="text">
      <style:text-properties style:text-position="super 63.3%" fo:font-size="15pt" style:font-size-asian="15pt" style:font-size-complex="15pt"/>
    </style:style>
    <style:style style:name="T29" style:parent-style-name="DefaultParagraphFont" style:family="text">
      <style:text-properties fo:font-size="15pt" style:font-size-asian="15pt" style:font-size-complex="15pt"/>
    </style:style>
    <style:style style:name="T30" style:parent-style-name="DefaultParagraphFont" style:family="text">
      <style:text-properties style:text-position="super 63.3%" fo:font-size="15pt" style:font-size-asian="15pt" style:font-size-complex="15pt"/>
    </style:style>
    <style:style style:name="T31" style:parent-style-name="DefaultParagraphFont" style:family="text">
      <style:text-properties fo:font-size="15pt" style:font-size-asian="15pt" style:font-size-complex="15pt"/>
    </style:style>
    <style:style style:name="T32" style:parent-style-name="DefaultParagraphFont" style:family="text">
      <style:text-properties style:text-position="super 63.3%" fo:font-size="15pt" style:font-size-asian="15pt" style:font-size-complex="15pt"/>
    </style:style>
    <style:style style:name="T33" style:parent-style-name="DefaultParagraphFont" style:family="text">
      <style:text-properties fo:font-size="15pt" style:font-size-asian="15pt" style:font-size-complex="15pt"/>
    </style:style>
    <style:style style:name="P34" style:parent-style-name="Standard" style:family="paragraph">
      <style:text-properties fo:font-size="15pt" style:font-size-asian="15pt" style:font-size-complex="15pt"/>
    </style:style>
    <style:style style:name="T35" style:parent-style-name="DefaultParagraphFont" style:family="text">
      <style:text-properties fo:font-size="15pt" style:font-size-asian="15pt" style:font-size-complex="15pt"/>
    </style:style>
    <style:style style:name="T36" style:parent-style-name="DefaultParagraphFont" style:family="text">
      <style:text-properties style:text-position="super 63.3%" fo:font-size="15pt" style:font-size-asian="15pt" style:font-size-complex="15pt"/>
    </style:style>
    <style:style style:name="T37" style:parent-style-name="DefaultParagraphFont" style:family="text">
      <style:text-properties fo:font-size="15pt" style:font-size-asian="15pt" style:font-size-complex="15pt"/>
    </style:style>
    <style:style style:name="T38" style:parent-style-name="DefaultParagraphFont" style:family="text">
      <style:text-properties style:text-position="super 63.3%" fo:font-size="15pt" style:font-size-asian="15pt" style:font-size-complex="15pt"/>
    </style:style>
    <style:style style:name="T39" style:parent-style-name="DefaultParagraphFont" style:family="text">
      <style:text-properties fo:font-size="15pt" style:font-size-asian="15pt" style:font-size-complex="15pt"/>
    </style:style>
    <style:style style:name="P40" style:parent-style-name="Standard" style:family="paragraph">
      <style:text-properties fo:font-size="15pt" style:font-size-asian="15pt" style:font-size-complex="15pt"/>
    </style:style>
    <style:style style:name="P41" style:parent-style-name="Standard" style:family="paragraph">
      <style:text-properties fo:font-size="15pt" style:font-size-asian="15pt" style:font-size-complex="15pt"/>
    </style:style>
    <style:style style:name="P42" style:parent-style-name="Standard" style:family="paragraph">
      <style:text-properties fo:font-size="15pt" style:font-size-asian="15pt" style:font-size-complex="15pt"/>
    </style:style>
    <style:style style:name="T43" style:parent-style-name="DefaultParagraphFont" style:family="text">
      <style:text-properties fo:font-size="15pt" style:font-size-asian="15pt" style:font-size-complex="15pt"/>
    </style:style>
    <style:style style:name="T44" style:parent-style-name="DefaultParagraphFont" style:family="text">
      <style:text-properties style:text-position="super 63.3%" fo:font-size="15pt" style:font-size-asian="15pt" style:font-size-complex="15pt"/>
    </style:style>
    <style:style style:name="T45" style:parent-style-name="DefaultParagraphFont" style:family="text">
      <style:text-properties fo:font-size="15pt" style:font-size-asian="15pt" style:font-size-complex="15pt"/>
    </style:style>
    <style:style style:name="T46" style:parent-style-name="DefaultParagraphFont" style:family="text">
      <style:text-properties fo:font-size="15pt" style:font-size-asian="15pt" style:font-size-complex="15pt"/>
    </style:style>
    <style:style style:name="T47" style:parent-style-name="DefaultParagraphFont" style:family="text">
      <style:text-properties style:text-position="super 63.3%" fo:font-size="15pt" style:font-size-asian="15pt" style:font-size-complex="15pt"/>
    </style:style>
    <style:style style:name="T48" style:parent-style-name="DefaultParagraphFont" style:family="text">
      <style:text-properties fo:font-size="15pt" style:font-size-asian="15pt" style:font-size-complex="15pt"/>
    </style:style>
    <style:style style:name="T49" style:parent-style-name="DefaultParagraphFont" style:family="text">
      <style:text-properties style:text-position="super 63.3%" fo:font-size="15pt" style:font-size-asian="15pt" style:font-size-complex="15pt"/>
    </style:style>
    <style:style style:name="T50" style:parent-style-name="DefaultParagraphFont" style:family="text">
      <style:text-properties fo:font-size="15pt" style:font-size-asian="15pt" style:font-size-complex="15pt"/>
    </style:style>
    <style:style style:name="T51" style:parent-style-name="DefaultParagraphFont" style:family="text">
      <style:text-properties style:text-position="super 63.3%" fo:font-size="15pt" style:font-size-asian="15pt" style:font-size-complex="15pt"/>
    </style:style>
    <style:style style:name="T52" style:parent-style-name="DefaultParagraphFont" style:family="text">
      <style:text-properties fo:font-size="15pt" style:font-size-asian="15pt" style:font-size-complex="15pt"/>
    </style:style>
    <style:style style:name="P53" style:parent-style-name="Standard" style:family="paragraph">
      <style:text-properties fo:font-size="15pt" style:font-size-asian="15pt" style:font-size-complex="15pt"/>
    </style:style>
    <style:style style:name="T54" style:parent-style-name="DefaultParagraphFont" style:family="text">
      <style:text-properties fo:font-size="15pt" style:font-size-asian="15pt" style:font-size-complex="15pt"/>
    </style:style>
    <style:style style:name="T55" style:parent-style-name="DefaultParagraphFont" style:family="text">
      <style:text-properties style:text-position="super 63.3%" fo:font-size="15pt" style:font-size-asian="15pt" style:font-size-complex="15pt"/>
    </style:style>
    <style:style style:name="T56" style:parent-style-name="DefaultParagraphFont" style:family="text">
      <style:text-properties fo:font-size="15pt" style:font-size-asian="15pt" style:font-size-complex="15pt"/>
    </style:style>
    <style:style style:name="T57" style:parent-style-name="DefaultParagraphFont" style:family="text">
      <style:text-properties style:text-position="super 63.3%" fo:font-size="15pt" style:font-size-asian="15pt" style:font-size-complex="15pt"/>
    </style:style>
    <style:style style:name="T58" style:parent-style-name="DefaultParagraphFont" style:family="text">
      <style:text-properties fo:font-size="15pt" style:font-size-asian="15pt" style:font-size-complex="15pt"/>
    </style:style>
    <style:style style:name="P59" style:parent-style-name="Standard" style:family="paragraph">
      <style:text-properties fo:font-size="15pt" style:font-size-asian="15pt" style:font-size-complex="15pt"/>
    </style:style>
    <style:style style:name="P60" style:parent-style-name="Standard" style:family="paragraph">
      <style:text-properties fo:font-size="15pt" style:font-size-asian="15pt" style:font-size-complex="15pt"/>
    </style:style>
    <style:style style:name="P61" style:parent-style-name="Standard" style:family="paragraph">
      <style:text-properties fo:font-size="15pt" style:font-size-asian="15pt" style:font-size-complex="15pt"/>
    </style:style>
    <style:style style:name="P62" style:parent-style-name="Standard" style:family="paragraph">
      <style:text-properties fo:font-size="15pt" style:font-size-asian="15pt" style:font-size-complex="15pt"/>
    </style:style>
    <style:style style:name="P63" style:parent-style-name="Standard" style:family="paragraph">
      <style:text-properties fo:font-size="15pt" style:font-size-asian="15pt" style:font-size-complex="15pt"/>
    </style:style>
    <style:style style:name="P64" style:parent-style-name="Standard" style:family="paragraph">
      <style:text-properties fo:font-size="15pt" style:font-size-asian="15pt" style:font-size-complex="15pt"/>
    </style:style>
    <style:style style:name="P65" style:parent-style-name="Standard" style:family="paragraph">
      <style:text-properties fo:font-size="15pt" style:font-size-asian="15pt" style:font-size-complex="15pt"/>
    </style:style>
    <style:style style:name="P66" style:parent-style-name="Standard" style:family="paragraph">
      <style:text-properties fo:font-size="15pt" style:font-size-asian="15pt" style:font-size-complex="15pt"/>
    </style:style>
    <style:style style:name="P67" style:parent-style-name="Standard" style:family="paragraph">
      <style:text-properties fo:font-size="15pt" style:font-size-asian="15pt" style:font-size-complex="15pt"/>
    </style:style>
    <style:style style:name="TableColumn69" style:family="table-column">
      <style:table-column-properties style:column-width="0.8472in"/>
    </style:style>
    <style:style style:name="TableColumn70" style:family="table-column">
      <style:table-column-properties style:column-width="2.7166in"/>
    </style:style>
    <style:style style:name="TableColumn71" style:family="table-column">
      <style:table-column-properties style:column-width="0.3923in"/>
    </style:style>
    <style:style style:name="TableColumn72" style:family="table-column">
      <style:table-column-properties style:column-width="0.3673in"/>
    </style:style>
    <style:style style:name="TableColumn73" style:family="table-column">
      <style:table-column-properties style:column-width="0.3923in"/>
    </style:style>
    <style:style style:name="TableColumn74" style:family="table-column">
      <style:table-column-properties style:column-width="0.3673in"/>
    </style:style>
    <style:style style:name="Table68" style:family="table">
      <style:table-properties style:width="5.0833in" fo:margin-left="0in" table:align="left"/>
    </style:style>
    <style:style style:name="TableRow75" style:family="table-row">
      <style:table-row-properties style:min-row-height="0.177in"/>
    </style:style>
    <style:style style:name="TableCell76" style:family="table-cell">
      <style:table-cell-properties fo:border="0.0312in double #000000" style:border-line-width="0.0104in 0.0104in 0.0104in" style:writing-mode="lr-tb" style:vertical-align="bottom" fo:padding-top="0in" fo:padding-left="0.075in" fo:padding-bottom="0in" fo:padding-right="0.075in" fo:wrap-option="no-wrap"/>
    </style:style>
    <style:style style:name="P7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8" style:family="table-cell">
      <style:table-cell-properties fo:border-top="0.0312in double #000000" style:border-line-width-top="0.0104in 0.0104in 0.0104in" fo:border-left="none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7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80" style:family="table-row">
      <style:table-row-properties style:min-row-height="0.177in"/>
    </style:style>
    <style:style style:name="TableCell81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8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3" style:family="table-cell">
      <style:table-cell-properties fo:border-top="none" fo:border-left="none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8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5" style:family="table-cell">
      <style:table-cell-properties fo:border-top="0.0312in double #000000" style:border-line-width-top="0.0104in 0.0104in 0.0104in" fo:border-left="none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8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7" style:family="table-cell">
      <style:table-cell-properties fo:border-top="0.0312in double #000000" style:border-line-width-top="0.0104in 0.0104in 0.0104in" fo:border-left="none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8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89" style:family="table-row">
      <style:table-row-properties style:min-row-height="0.177in"/>
    </style:style>
    <style:style style:name="TableCell90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9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9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02" style:family="table-row">
      <style:table-row-properties style:min-row-height="0.177in"/>
    </style:style>
    <style:style style:name="TableCell103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0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15" style:family="table-row">
      <style:table-row-properties style:min-row-height="0.177in"/>
    </style:style>
    <style:style style:name="TableCell116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1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28" style:family="table-row">
      <style:table-row-properties style:min-row-height="0.177in"/>
    </style:style>
    <style:style style:name="TableCell129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3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41" style:family="table-row">
      <style:table-row-properties style:min-row-height="0.177in"/>
    </style:style>
    <style:style style:name="TableCell142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4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54" style:family="table-row">
      <style:table-row-properties style:min-row-height="0.177in"/>
    </style:style>
    <style:style style:name="TableCell155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5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67" style:family="table-row">
      <style:table-row-properties style:min-row-height="0.177in"/>
    </style:style>
    <style:style style:name="TableCell168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6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80" style:family="table-row">
      <style:table-row-properties style:min-row-height="0.177in"/>
    </style:style>
    <style:style style:name="TableCell181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8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93" style:family="table-row">
      <style:table-row-properties style:min-row-height="0.177in"/>
    </style:style>
    <style:style style:name="TableCell194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9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0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0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0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206" style:family="table-row">
      <style:table-row-properties style:min-row-height="0.177in"/>
    </style:style>
    <style:style style:name="TableCell207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20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0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219" style:family="table-row">
      <style:table-row-properties style:min-row-height="0.177in"/>
    </style:style>
    <style:style style:name="TableCell220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22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2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232" style:family="table-row">
      <style:table-row-properties style:min-row-height="0.177in"/>
    </style:style>
    <style:style style:name="TableCell233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23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3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245" style:family="table-row">
      <style:table-row-properties style:min-row-height="0.177in"/>
    </style:style>
    <style:style style:name="TableCell246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24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258" style:family="table-row">
      <style:table-row-properties style:min-row-height="0.177in"/>
    </style:style>
    <style:style style:name="TableCell259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26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6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271" style:family="table-row">
      <style:table-row-properties style:min-row-height="0.177in"/>
    </style:style>
    <style:style style:name="TableCell272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27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7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284" style:family="table-row">
      <style:table-row-properties style:min-row-height="0.177in"/>
    </style:style>
    <style:style style:name="TableCell285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28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8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297" style:family="table-row">
      <style:table-row-properties style:min-row-height="0.177in"/>
    </style:style>
    <style:style style:name="TableCell298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29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0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310" style:family="table-row">
      <style:table-row-properties style:min-row-height="0.177in"/>
    </style:style>
    <style:style style:name="TableCell311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31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1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323" style:family="table-row">
      <style:table-row-properties style:min-row-height="0.177in"/>
    </style:style>
    <style:style style:name="TableCell324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32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2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336" style:family="table-row">
      <style:table-row-properties style:min-row-height="0.177in"/>
    </style:style>
    <style:style style:name="TableCell337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33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3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349" style:family="table-row">
      <style:table-row-properties style:min-row-height="0.177in"/>
    </style:style>
    <style:style style:name="TableCell3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5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362" style:family="table-row">
      <style:table-row-properties style:min-row-height="0.177in"/>
    </style:style>
    <style:style style:name="TableCell3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6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6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375" style:parent-style-name="Standard" style:family="paragraph">
      <style:text-properties fo:font-size="15pt" style:font-size-asian="15pt" style:font-size-complex="15pt"/>
    </style:style>
    <style:style style:name="TableColumn377" style:family="table-column">
      <style:table-column-properties style:column-width="0.8472in"/>
    </style:style>
    <style:style style:name="TableColumn378" style:family="table-column">
      <style:table-column-properties style:column-width="2.6861in"/>
    </style:style>
    <style:style style:name="TableColumn379" style:family="table-column">
      <style:table-column-properties style:column-width="0.3875in"/>
    </style:style>
    <style:style style:name="TableColumn380" style:family="table-column">
      <style:table-column-properties style:column-width="0.3875in"/>
    </style:style>
    <style:style style:name="TableColumn381" style:family="table-column">
      <style:table-column-properties style:column-width="0.3875in"/>
    </style:style>
    <style:style style:name="TableColumn382" style:family="table-column">
      <style:table-column-properties style:column-width="0.3875in"/>
    </style:style>
    <style:style style:name="Table376" style:family="table">
      <style:table-properties style:width="5.0833in" fo:margin-left="0in" table:align="left"/>
    </style:style>
    <style:style style:name="TableRow383" style:family="table-row">
      <style:table-row-properties style:min-row-height="0.1979in"/>
    </style:style>
    <style:style style:name="TableCell384" style:family="table-cell">
      <style:table-cell-properties fo:border="0.0312in double #000000" style:border-line-width="0.0104in 0.0104in 0.0104in" style:writing-mode="lr-tb" style:vertical-align="bottom" fo:padding-top="0in" fo:padding-left="0.075in" fo:padding-bottom="0in" fo:padding-right="0.075in" fo:wrap-option="no-wrap"/>
    </style:style>
    <style:style style:name="P38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86" style:family="table-cell">
      <style:table-cell-properties fo:border-top="0.0312in double #000000" style:border-line-width-top="0.0104in 0.0104in 0.0104in" fo:border-left="none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38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388" style:family="table-row">
      <style:table-row-properties style:min-row-height="0.1979in"/>
    </style:style>
    <style:style style:name="TableCell389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39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91" style:family="table-cell">
      <style:table-cell-properties fo:border-top="none" fo:border-left="none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39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93" style:family="table-cell">
      <style:table-cell-properties fo:border-top="0.0312in double #000000" style:border-line-width-top="0.0104in 0.0104in 0.0104in" fo:border-left="none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39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95" style:family="table-cell">
      <style:table-cell-properties fo:border-top="0.0312in double #000000" style:border-line-width-top="0.0104in 0.0104in 0.0104in" fo:border-left="none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39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397" style:family="table-row">
      <style:table-row-properties style:min-row-height="0.1979in"/>
    </style:style>
    <style:style style:name="TableCell398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39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0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0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0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0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0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0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410" style:family="table-row">
      <style:table-row-properties style:min-row-height="0.1979in"/>
    </style:style>
    <style:style style:name="TableCell411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41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1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1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1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1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423" style:family="table-row">
      <style:table-row-properties style:min-row-height="0.1979in"/>
    </style:style>
    <style:style style:name="TableCell424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42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2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3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3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3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436" style:family="table-row">
      <style:table-row-properties style:min-row-height="0.1979in"/>
    </style:style>
    <style:style style:name="TableCell437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43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3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449" style:family="table-row">
      <style:table-row-properties style:min-row-height="0.1979in"/>
    </style:style>
    <style:style style:name="TableCell450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45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5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5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5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5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5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6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462" style:family="table-row">
      <style:table-row-properties style:min-row-height="0.1979in"/>
    </style:style>
    <style:style style:name="TableCell463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46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6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6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6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7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7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7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475" style:family="table-row">
      <style:table-row-properties style:min-row-height="0.1979in"/>
    </style:style>
    <style:style style:name="TableCell476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47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7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7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8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8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8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8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488" style:family="table-row">
      <style:table-row-properties style:min-row-height="0.1979in"/>
    </style:style>
    <style:style style:name="TableCell489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49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9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9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9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9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9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0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501" style:family="table-row">
      <style:table-row-properties style:min-row-height="0.1979in"/>
    </style:style>
    <style:style style:name="TableCell502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50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0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0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0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0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1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1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514" style:family="table-row">
      <style:table-row-properties style:min-row-height="0.1979in"/>
    </style:style>
    <style:style style:name="TableCell515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51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1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1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2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2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2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2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527" style:family="table-row">
      <style:table-row-properties style:min-row-height="0.1979in"/>
    </style:style>
    <style:style style:name="TableCell528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52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3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3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3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3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3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3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540" style:family="table-row">
      <style:table-row-properties style:min-row-height="0.1979in"/>
    </style:style>
    <style:style style:name="TableCell541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54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4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5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5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553" style:family="table-row">
      <style:table-row-properties style:min-row-height="0.1979in"/>
    </style:style>
    <style:style style:name="TableCell554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55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5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5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6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6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6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566" style:family="table-row">
      <style:table-row-properties style:min-row-height="0.1979in"/>
    </style:style>
    <style:style style:name="TableCell567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56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6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7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7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7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7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7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579" style:family="table-row">
      <style:table-row-properties style:min-row-height="0.1979in"/>
    </style:style>
    <style:style style:name="TableCell580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58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8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8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8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8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8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9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592" style:family="table-row">
      <style:table-row-properties style:min-row-height="0.1979in"/>
    </style:style>
    <style:style style:name="TableCell593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59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9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9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9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5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0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0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0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605" style:family="table-row">
      <style:table-row-properties style:min-row-height="0.1979in"/>
    </style:style>
    <style:style style:name="TableCell606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60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0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0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1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1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1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1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618" style:family="table-row">
      <style:table-row-properties style:min-row-height="0.1979in"/>
    </style:style>
    <style:style style:name="TableCell619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62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2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2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2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2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2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3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631" style:family="table-row">
      <style:table-row-properties style:min-row-height="0.1979in"/>
    </style:style>
    <style:style style:name="TableCell632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63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3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3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3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3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4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4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644" style:family="table-row">
      <style:table-row-properties style:min-row-height="0.1979in"/>
    </style:style>
    <style:style style:name="TableCell645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64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4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4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5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5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5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5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657" style:family="table-row">
      <style:table-row-properties style:min-row-height="0.1875in"/>
    </style:style>
    <style:style style:name="TableCell6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5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6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6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6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6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6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6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670" style:family="table-row">
      <style:table-row-properties style:min-row-height="0.177in"/>
    </style:style>
    <style:style style:name="TableCell6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7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7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7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7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7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8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8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683" style:parent-style-name="Standard" style:family="paragraph">
      <style:text-properties fo:font-size="15pt" style:font-size-asian="15pt" style:font-size-complex="15pt"/>
    </style:style>
    <style:style style:name="TableColumn685" style:family="table-column">
      <style:table-column-properties style:column-width="0.8472in"/>
    </style:style>
    <style:style style:name="TableColumn686" style:family="table-column">
      <style:table-column-properties style:column-width="2.7006in"/>
    </style:style>
    <style:style style:name="TableColumn687" style:family="table-column">
      <style:table-column-properties style:column-width="0.3902in"/>
    </style:style>
    <style:style style:name="TableColumn688" style:family="table-column">
      <style:table-column-properties style:column-width="0.3902in"/>
    </style:style>
    <style:style style:name="TableColumn689" style:family="table-column">
      <style:table-column-properties style:column-width="0.3902in"/>
    </style:style>
    <style:style style:name="TableColumn690" style:family="table-column">
      <style:table-column-properties style:column-width="0.3652in"/>
    </style:style>
    <style:style style:name="Table684" style:family="table">
      <style:table-properties style:width="5.084in" fo:margin-left="0in" table:align="left"/>
    </style:style>
    <style:style style:name="TableRow691" style:family="table-row">
      <style:table-row-properties style:min-row-height="0.1979in"/>
    </style:style>
    <style:style style:name="TableCell692" style:family="table-cell">
      <style:table-cell-properties fo:border="0.0312in double #000000" style:border-line-width="0.0104in 0.0104in 0.0104in" style:writing-mode="lr-tb" style:vertical-align="bottom" fo:padding-top="0in" fo:padding-left="0.075in" fo:padding-bottom="0in" fo:padding-right="0.075in" fo:wrap-option="no-wrap"/>
    </style:style>
    <style:style style:name="P69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94" style:family="table-cell">
      <style:table-cell-properties fo:border-top="0.0312in double #000000" style:border-line-width-top="0.0104in 0.0104in 0.0104in" fo:border-left="none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69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696" style:family="table-row">
      <style:table-row-properties style:min-row-height="0.1979in"/>
    </style:style>
    <style:style style:name="TableCell697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69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699" style:family="table-cell">
      <style:table-cell-properties fo:border-top="none" fo:border-left="none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70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01" style:family="table-cell">
      <style:table-cell-properties fo:border-top="0.0312in double #000000" style:border-line-width-top="0.0104in 0.0104in 0.0104in" fo:border-left="none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70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03" style:family="table-cell">
      <style:table-cell-properties fo:border-top="0.0312in double #000000" style:border-line-width-top="0.0104in 0.0104in 0.0104in" fo:border-left="none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70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705" style:family="table-row">
      <style:table-row-properties style:min-row-height="0.1979in"/>
    </style:style>
    <style:style style:name="TableCell706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70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0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0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1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1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1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1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1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1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1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1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718" style:family="table-row">
      <style:table-row-properties style:min-row-height="0.1979in"/>
    </style:style>
    <style:style style:name="TableCell719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72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2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2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2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2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2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3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731" style:family="table-row">
      <style:table-row-properties style:min-row-height="0.1979in"/>
    </style:style>
    <style:style style:name="TableCell732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73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3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3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3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3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4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4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744" style:family="table-row">
      <style:table-row-properties style:min-row-height="0.1979in"/>
    </style:style>
    <style:style style:name="TableCell745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74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4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4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5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5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5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5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757" style:family="table-row">
      <style:table-row-properties style:min-row-height="0.1979in"/>
    </style:style>
    <style:style style:name="TableCell758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75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6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6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6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6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6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6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770" style:family="table-row">
      <style:table-row-properties style:min-row-height="0.1979in"/>
    </style:style>
    <style:style style:name="TableCell771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77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7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7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7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7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8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8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783" style:family="table-row">
      <style:table-row-properties style:min-row-height="0.1979in"/>
    </style:style>
    <style:style style:name="TableCell784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78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8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8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8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9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9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9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796" style:family="table-row">
      <style:table-row-properties style:min-row-height="0.1979in"/>
    </style:style>
    <style:style style:name="TableCell797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79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79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0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0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0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0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0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809" style:family="table-row">
      <style:table-row-properties style:min-row-height="0.1979in"/>
    </style:style>
    <style:style style:name="TableCell810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81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1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1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1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1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1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2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822" style:family="table-row">
      <style:table-row-properties style:min-row-height="0.1979in"/>
    </style:style>
    <style:style style:name="TableCell823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82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2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2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2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3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3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3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835" style:family="table-row">
      <style:table-row-properties style:min-row-height="0.1979in"/>
    </style:style>
    <style:style style:name="TableCell836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83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3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3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4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4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4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4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848" style:family="table-row">
      <style:table-row-properties style:min-row-height="0.1979in"/>
    </style:style>
    <style:style style:name="TableCell849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85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5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5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5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5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5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6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861" style:family="table-row">
      <style:table-row-properties style:min-row-height="0.1979in"/>
    </style:style>
    <style:style style:name="TableCell862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86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6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6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6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6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7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7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874" style:family="table-row">
      <style:table-row-properties style:min-row-height="0.1979in"/>
    </style:style>
    <style:style style:name="TableCell875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87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7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7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8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8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8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8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887" style:family="table-row">
      <style:table-row-properties style:min-row-height="0.1979in"/>
    </style:style>
    <style:style style:name="TableCell888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88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9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9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9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9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9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9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900" style:family="table-row">
      <style:table-row-properties style:min-row-height="0.1979in"/>
    </style:style>
    <style:style style:name="TableCell901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90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0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0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0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0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1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1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913" style:family="table-row">
      <style:table-row-properties style:min-row-height="0.1979in"/>
    </style:style>
    <style:style style:name="TableCell914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91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1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1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1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2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2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2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926" style:family="table-row">
      <style:table-row-properties style:min-row-height="0.1979in"/>
    </style:style>
    <style:style style:name="TableCell927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92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2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3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3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3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3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3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939" style:family="table-row">
      <style:table-row-properties style:min-row-height="0.1979in"/>
    </style:style>
    <style:style style:name="TableCell940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94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4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4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4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4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4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5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952" style:family="table-row">
      <style:table-row-properties style:min-row-height="0.1979in"/>
    </style:style>
    <style:style style:name="TableCell953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95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5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5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5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6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6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6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965" style:family="table-row">
      <style:table-row-properties style:min-row-height="0.1875in"/>
    </style:style>
    <style:style style:name="TableCell9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6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6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6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7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7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7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7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978" style:family="table-row">
      <style:table-row-properties style:min-row-height="0.177in"/>
    </style:style>
    <style:style style:name="TableCell9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8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8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8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8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8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8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9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9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991" style:parent-style-name="Standard" style:family="paragraph">
      <style:text-properties fo:font-size="15pt" style:font-size-asian="15pt" style:font-size-complex="15pt"/>
    </style:style>
    <style:style style:name="P992" style:parent-style-name="Standard" style:family="paragraph">
      <style:text-properties fo:font-size="15pt" style:font-size-asian="15pt" style:font-size-complex="15pt"/>
    </style:style>
    <style:style style:name="P993" style:parent-style-name="Standard" style:family="paragraph">
      <style:text-properties fo:font-size="15pt" style:font-size-asian="15pt" style:font-size-complex="15pt"/>
    </style:style>
    <style:style style:name="P994" style:parent-style-name="Standard" style:family="paragraph">
      <style:text-properties fo:font-size="15pt" style:font-size-asian="15pt" style:font-size-complex="15pt"/>
    </style:style>
    <style:style style:name="P995" style:parent-style-name="Standard" style:family="paragraph">
      <style:text-properties fo:font-size="15pt" style:font-size-asian="15pt" style:font-size-complex="15pt"/>
    </style:style>
    <style:style style:name="P996" style:parent-style-name="Standard" style:family="paragraph">
      <style:text-properties fo:font-size="15pt" style:font-size-asian="15pt" style:font-size-complex="15pt"/>
    </style:style>
    <style:style style:name="P997" style:parent-style-name="Standard" style:family="paragraph">
      <style:text-properties fo:font-size="15pt" style:font-size-asian="15pt" style:font-size-complex="15pt"/>
    </style:style>
    <style:style style:name="P998" style:parent-style-name="Standard" style:family="paragraph">
      <style:text-properties fo:font-size="15pt" style:font-size-asian="15pt" style:font-size-complex="15pt"/>
    </style:style>
    <style:style style:name="TableColumn1000" style:family="table-column">
      <style:table-column-properties style:column-width="0.8472in"/>
    </style:style>
    <style:style style:name="TableColumn1001" style:family="table-column">
      <style:table-column-properties style:column-width="2.7006in"/>
    </style:style>
    <style:style style:name="TableColumn1002" style:family="table-column">
      <style:table-column-properties style:column-width="0.3902in"/>
    </style:style>
    <style:style style:name="TableColumn1003" style:family="table-column">
      <style:table-column-properties style:column-width="0.3902in"/>
    </style:style>
    <style:style style:name="TableColumn1004" style:family="table-column">
      <style:table-column-properties style:column-width="0.3902in"/>
    </style:style>
    <style:style style:name="TableColumn1005" style:family="table-column">
      <style:table-column-properties style:column-width="0.3652in"/>
    </style:style>
    <style:style style:name="Table999" style:family="table">
      <style:table-properties style:width="5.084in" fo:margin-left="0in" table:align="left"/>
    </style:style>
    <style:style style:name="TableRow1006" style:family="table-row">
      <style:table-row-properties style:min-row-height="0.177in"/>
    </style:style>
    <style:style style:name="TableCell1007" style:family="table-cell">
      <style:table-cell-properties fo:border="0.0312in double #000000" style:border-line-width="0.0104in 0.0104in 0.0104in" style:writing-mode="lr-tb" style:vertical-align="bottom" fo:padding-top="0in" fo:padding-left="0.075in" fo:padding-bottom="0in" fo:padding-right="0.075in" fo:wrap-option="no-wrap"/>
    </style:style>
    <style:style style:name="P100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09" style:family="table-cell">
      <style:table-cell-properties fo:border-top="0.0312in double #000000" style:border-line-width-top="0.0104in 0.0104in 0.0104in" fo:border-left="none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01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011" style:family="table-row">
      <style:table-row-properties style:min-row-height="0.177in"/>
    </style:style>
    <style:style style:name="TableCell1012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01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14" style:family="table-cell">
      <style:table-cell-properties fo:border-top="none" fo:border-left="none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01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16" style:family="table-cell">
      <style:table-cell-properties fo:border-top="0.0312in double #000000" style:border-line-width-top="0.0104in 0.0104in 0.0104in" fo:border-left="none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01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18" style:family="table-cell">
      <style:table-cell-properties fo:border-top="0.0312in double #000000" style:border-line-width-top="0.0104in 0.0104in 0.0104in" fo:border-left="none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01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020" style:family="table-row">
      <style:table-row-properties style:min-row-height="0.177in"/>
    </style:style>
    <style:style style:name="TableCell1021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02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2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02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2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2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2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2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2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3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3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3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033" style:family="table-row">
      <style:table-row-properties style:min-row-height="0.177in"/>
    </style:style>
    <style:style style:name="TableCell1034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03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3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3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3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4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4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4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046" style:family="table-row">
      <style:table-row-properties style:min-row-height="0.177in"/>
    </style:style>
    <style:style style:name="TableCell1047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04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4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5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5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5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5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5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059" style:family="table-row">
      <style:table-row-properties style:min-row-height="0.177in"/>
    </style:style>
    <style:style style:name="TableCell1060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06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6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6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6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6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6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7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072" style:family="table-row">
      <style:table-row-properties style:min-row-height="0.177in"/>
    </style:style>
    <style:style style:name="TableCell1073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07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7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7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7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8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8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8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085" style:family="table-row">
      <style:table-row-properties style:min-row-height="0.177in"/>
    </style:style>
    <style:style style:name="TableCell1086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08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8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8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9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9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9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0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9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098" style:family="table-row">
      <style:table-row-properties style:min-row-height="0.177in"/>
    </style:style>
    <style:style style:name="TableCell1099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10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0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0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0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0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0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1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111" style:family="table-row">
      <style:table-row-properties style:min-row-height="0.177in"/>
    </style:style>
    <style:style style:name="TableCell1112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11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1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1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1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1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2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2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124" style:family="table-row">
      <style:table-row-properties style:min-row-height="0.177in"/>
    </style:style>
    <style:style style:name="TableCell1125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12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2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2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3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3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3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3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137" style:family="table-row">
      <style:table-row-properties style:min-row-height="0.177in"/>
    </style:style>
    <style:style style:name="TableCell1138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13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4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4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4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4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4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4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150" style:family="table-row">
      <style:table-row-properties style:min-row-height="0.177in"/>
    </style:style>
    <style:style style:name="TableCell1151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15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5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5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5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5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6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6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163" style:family="table-row">
      <style:table-row-properties style:min-row-height="0.177in"/>
    </style:style>
    <style:style style:name="TableCell1164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16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6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6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6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7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7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7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176" style:family="table-row">
      <style:table-row-properties style:min-row-height="0.177in"/>
    </style:style>
    <style:style style:name="TableCell1177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17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7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8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8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8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8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8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189" style:family="table-row">
      <style:table-row-properties style:min-row-height="0.177in"/>
    </style:style>
    <style:style style:name="TableCell1190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19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9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9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9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9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1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9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0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202" style:family="table-row">
      <style:table-row-properties style:min-row-height="0.177in"/>
    </style:style>
    <style:style style:name="TableCell1203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20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0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0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0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1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1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1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215" style:family="table-row">
      <style:table-row-properties style:min-row-height="0.177in"/>
    </style:style>
    <style:style style:name="TableCell1216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21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1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1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2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2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2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2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228" style:family="table-row">
      <style:table-row-properties style:min-row-height="0.177in"/>
    </style:style>
    <style:style style:name="TableCell1229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23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3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3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3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3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3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4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241" style:family="table-row">
      <style:table-row-properties style:min-row-height="0.177in"/>
    </style:style>
    <style:style style:name="TableCell1242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24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4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4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4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4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5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5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254" style:family="table-row">
      <style:table-row-properties style:min-row-height="0.177in"/>
    </style:style>
    <style:style style:name="TableCell1255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25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5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5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6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6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6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6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267" style:family="table-row">
      <style:table-row-properties style:min-row-height="0.177in"/>
    </style:style>
    <style:style style:name="TableCell1268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26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7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7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7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7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7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7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280" style:family="table-row">
      <style:table-row-properties style:min-row-height="0.177in"/>
    </style:style>
    <style:style style:name="TableCell12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8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8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8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8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8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9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9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293" style:family="table-row">
      <style:table-row-properties style:min-row-height="0.177in"/>
    </style:style>
    <style:style style:name="TableCell12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9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9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9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2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9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0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0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0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306" style:parent-style-name="Standard" style:family="paragraph">
      <style:text-properties fo:font-size="15pt" style:font-size-asian="15pt" style:font-size-complex="15pt"/>
    </style:style>
    <style:style style:name="TableColumn1308" style:family="table-column">
      <style:table-column-properties style:column-width="0.8472in"/>
    </style:style>
    <style:style style:name="TableColumn1309" style:family="table-column">
      <style:table-column-properties style:column-width="2.7006in"/>
    </style:style>
    <style:style style:name="TableColumn1310" style:family="table-column">
      <style:table-column-properties style:column-width="0.3902in"/>
    </style:style>
    <style:style style:name="TableColumn1311" style:family="table-column">
      <style:table-column-properties style:column-width="0.3902in"/>
    </style:style>
    <style:style style:name="TableColumn1312" style:family="table-column">
      <style:table-column-properties style:column-width="0.3902in"/>
    </style:style>
    <style:style style:name="TableColumn1313" style:family="table-column">
      <style:table-column-properties style:column-width="0.3652in"/>
    </style:style>
    <style:style style:name="Table1307" style:family="table">
      <style:table-properties style:width="5.084in" fo:margin-left="0in" table:align="left"/>
    </style:style>
    <style:style style:name="TableRow1314" style:family="table-row">
      <style:table-row-properties style:min-row-height="0.1979in"/>
    </style:style>
    <style:style style:name="TableCell1315" style:family="table-cell">
      <style:table-cell-properties fo:border="0.0312in double #000000" style:border-line-width="0.0104in 0.0104in 0.0104in" style:writing-mode="lr-tb" style:vertical-align="bottom" fo:padding-top="0in" fo:padding-left="0.075in" fo:padding-bottom="0in" fo:padding-right="0.075in" fo:wrap-option="no-wrap"/>
    </style:style>
    <style:style style:name="P131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17" style:family="table-cell">
      <style:table-cell-properties fo:border-top="0.0312in double #000000" style:border-line-width-top="0.0104in 0.0104in 0.0104in" fo:border-left="none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31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319" style:family="table-row">
      <style:table-row-properties style:min-row-height="0.1979in"/>
    </style:style>
    <style:style style:name="TableCell1320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32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22" style:family="table-cell">
      <style:table-cell-properties fo:border-top="none" fo:border-left="none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32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24" style:family="table-cell">
      <style:table-cell-properties fo:border-top="0.0312in double #000000" style:border-line-width-top="0.0104in 0.0104in 0.0104in" fo:border-left="none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32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26" style:family="table-cell">
      <style:table-cell-properties fo:border-top="0.0312in double #000000" style:border-line-width-top="0.0104in 0.0104in 0.0104in" fo:border-left="none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32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328" style:family="table-row">
      <style:table-row-properties style:min-row-height="0.1979in"/>
    </style:style>
    <style:style style:name="TableCell1329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33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3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33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3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3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3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3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3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3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3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4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341" style:family="table-row">
      <style:table-row-properties style:min-row-height="0.1979in"/>
    </style:style>
    <style:style style:name="TableCell1342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34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4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4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4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4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5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5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354" style:family="table-row">
      <style:table-row-properties style:min-row-height="0.1979in"/>
    </style:style>
    <style:style style:name="TableCell1355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35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5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5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6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6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6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6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367" style:family="table-row">
      <style:table-row-properties style:min-row-height="0.1979in"/>
    </style:style>
    <style:style style:name="TableCell1368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36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7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7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7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7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7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7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380" style:family="table-row">
      <style:table-row-properties style:min-row-height="0.1979in"/>
    </style:style>
    <style:style style:name="TableCell1381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38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8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8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8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8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9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9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393" style:family="table-row">
      <style:table-row-properties style:min-row-height="0.1979in"/>
    </style:style>
    <style:style style:name="TableCell1394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39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9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9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3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9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0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0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0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406" style:family="table-row">
      <style:table-row-properties style:min-row-height="0.1979in"/>
    </style:style>
    <style:style style:name="TableCell1407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40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0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1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1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1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1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1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419" style:family="table-row">
      <style:table-row-properties style:min-row-height="0.1979in"/>
    </style:style>
    <style:style style:name="TableCell1420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42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2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2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2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2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2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3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432" style:family="table-row">
      <style:table-row-properties style:min-row-height="0.1979in"/>
    </style:style>
    <style:style style:name="TableCell1433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43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3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3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3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4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4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4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445" style:family="table-row">
      <style:table-row-properties style:min-row-height="0.1979in"/>
    </style:style>
    <style:style style:name="TableCell1446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44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4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4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5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5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5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5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458" style:family="table-row">
      <style:table-row-properties style:min-row-height="0.1979in"/>
    </style:style>
    <style:style style:name="TableCell1459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46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6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6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6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6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6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7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471" style:family="table-row">
      <style:table-row-properties style:min-row-height="0.1979in"/>
    </style:style>
    <style:style style:name="TableCell1472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47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7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7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7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7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8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8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484" style:family="table-row">
      <style:table-row-properties style:min-row-height="0.1979in"/>
    </style:style>
    <style:style style:name="TableCell1485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48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8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8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9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9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9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9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497" style:family="table-row">
      <style:table-row-properties style:min-row-height="0.1979in"/>
    </style:style>
    <style:style style:name="TableCell1498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49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0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0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0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0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0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0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510" style:family="table-row">
      <style:table-row-properties style:min-row-height="0.1979in"/>
    </style:style>
    <style:style style:name="TableCell1511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51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1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1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1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1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2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2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523" style:family="table-row">
      <style:table-row-properties style:min-row-height="0.1979in"/>
    </style:style>
    <style:style style:name="TableCell1524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52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2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2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2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3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3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3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536" style:family="table-row">
      <style:table-row-properties style:min-row-height="0.1979in"/>
    </style:style>
    <style:style style:name="TableCell1537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53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3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4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4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4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4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4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549" style:family="table-row">
      <style:table-row-properties style:min-row-height="0.1979in"/>
    </style:style>
    <style:style style:name="TableCell1550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55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5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5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5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5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5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6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562" style:family="table-row">
      <style:table-row-properties style:min-row-height="0.1979in"/>
    </style:style>
    <style:style style:name="TableCell1563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56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6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6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6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7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7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7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575" style:family="table-row">
      <style:table-row-properties style:min-row-height="0.1979in"/>
    </style:style>
    <style:style style:name="TableCell1576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57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7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7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8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8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8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8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588" style:family="table-row">
      <style:table-row-properties style:min-row-height="0.1875in"/>
    </style:style>
    <style:style style:name="TableCell15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9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9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9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9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9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9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5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0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601" style:family="table-row">
      <style:table-row-properties style:min-row-height="0.177in"/>
    </style:style>
    <style:style style:name="TableCell16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0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0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0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0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0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1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1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614" style:parent-style-name="Standard" style:family="paragraph">
      <style:text-properties fo:font-size="15pt" style:font-size-asian="15pt" style:font-size-complex="15pt"/>
    </style:style>
    <style:style style:name="TableColumn1616" style:family="table-column">
      <style:table-column-properties style:column-width="0.8472in"/>
    </style:style>
    <style:style style:name="TableColumn1617" style:family="table-column">
      <style:table-column-properties style:column-width="2.7326in"/>
    </style:style>
    <style:style style:name="TableColumn1618" style:family="table-column">
      <style:table-column-properties style:column-width="0.3944in"/>
    </style:style>
    <style:style style:name="TableColumn1619" style:family="table-column">
      <style:table-column-properties style:column-width="0.3694in"/>
    </style:style>
    <style:style style:name="TableColumn1620" style:family="table-column">
      <style:table-column-properties style:column-width="0.3944in"/>
    </style:style>
    <style:style style:name="TableColumn1621" style:family="table-column">
      <style:table-column-properties style:column-width="0.3451in"/>
    </style:style>
    <style:style style:name="Table1615" style:family="table">
      <style:table-properties style:width="5.0833in" fo:margin-left="0in" table:align="left"/>
    </style:style>
    <style:style style:name="TableRow1622" style:family="table-row">
      <style:table-row-properties style:min-row-height="0.1979in"/>
    </style:style>
    <style:style style:name="TableCell1623" style:family="table-cell">
      <style:table-cell-properties fo:border="0.0312in double #000000" style:border-line-width="0.0104in 0.0104in 0.0104in" style:writing-mode="lr-tb" style:vertical-align="bottom" fo:padding-top="0in" fo:padding-left="0.075in" fo:padding-bottom="0in" fo:padding-right="0.075in" fo:wrap-option="no-wrap"/>
    </style:style>
    <style:style style:name="P162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25" style:family="table-cell">
      <style:table-cell-properties fo:border-top="0.0312in double #000000" style:border-line-width-top="0.0104in 0.0104in 0.0104in" fo:border-left="none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62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627" style:family="table-row">
      <style:table-row-properties style:min-row-height="0.1979in"/>
    </style:style>
    <style:style style:name="TableCell1628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62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30" style:family="table-cell">
      <style:table-cell-properties fo:border-top="none" fo:border-left="none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63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32" style:family="table-cell">
      <style:table-cell-properties fo:border-top="0.0312in double #000000" style:border-line-width-top="0.0104in 0.0104in 0.0104in" fo:border-left="none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63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34" style:family="table-cell">
      <style:table-cell-properties fo:border-top="0.0312in double #000000" style:border-line-width-top="0.0104in 0.0104in 0.0104in" fo:border-left="none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63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636" style:family="table-row">
      <style:table-row-properties style:min-row-height="0.1979in"/>
    </style:style>
    <style:style style:name="TableCell1637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63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3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64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4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4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4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4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4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4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4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4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649" style:family="table-row">
      <style:table-row-properties style:min-row-height="0.1979in"/>
    </style:style>
    <style:style style:name="TableCell1650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65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5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5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5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5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5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6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662" style:family="table-row">
      <style:table-row-properties style:min-row-height="0.1979in"/>
    </style:style>
    <style:style style:name="TableCell1663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66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6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6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6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7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7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7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675" style:family="table-row">
      <style:table-row-properties style:min-row-height="0.1979in"/>
    </style:style>
    <style:style style:name="TableCell1676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67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7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7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8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8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8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8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688" style:family="table-row">
      <style:table-row-properties style:min-row-height="0.1979in"/>
    </style:style>
    <style:style style:name="TableCell1689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69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9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9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9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9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9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6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0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701" style:family="table-row">
      <style:table-row-properties style:min-row-height="0.1979in"/>
    </style:style>
    <style:style style:name="TableCell1702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70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0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0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0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0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1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1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714" style:family="table-row">
      <style:table-row-properties style:min-row-height="0.1979in"/>
    </style:style>
    <style:style style:name="TableCell1715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71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1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1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2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2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2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2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727" style:family="table-row">
      <style:table-row-properties style:min-row-height="0.1979in"/>
    </style:style>
    <style:style style:name="TableCell1728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72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3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3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3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3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3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3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740" style:family="table-row">
      <style:table-row-properties style:min-row-height="0.1979in"/>
    </style:style>
    <style:style style:name="TableCell1741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74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4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4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4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4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5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5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753" style:family="table-row">
      <style:table-row-properties style:min-row-height="0.1979in"/>
    </style:style>
    <style:style style:name="TableCell1754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75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5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5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6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6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6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766" style:family="table-row">
      <style:table-row-properties style:min-row-height="0.1979in"/>
    </style:style>
    <style:style style:name="TableCell1767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76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6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7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7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7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7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7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779" style:family="table-row">
      <style:table-row-properties style:min-row-height="0.1979in"/>
    </style:style>
    <style:style style:name="TableCell1780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78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8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8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8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8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8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9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792" style:family="table-row">
      <style:table-row-properties style:min-row-height="0.1979in"/>
    </style:style>
    <style:style style:name="TableCell1793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79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9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9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9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7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0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0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0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805" style:family="table-row">
      <style:table-row-properties style:min-row-height="0.1979in"/>
    </style:style>
    <style:style style:name="TableCell1806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80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0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0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1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1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1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1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818" style:family="table-row">
      <style:table-row-properties style:min-row-height="0.1979in"/>
    </style:style>
    <style:style style:name="TableCell1819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82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2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2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2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2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2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3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831" style:family="table-row">
      <style:table-row-properties style:min-row-height="0.1979in"/>
    </style:style>
    <style:style style:name="TableCell1832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83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3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3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3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3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4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4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844" style:family="table-row">
      <style:table-row-properties style:min-row-height="0.1979in"/>
    </style:style>
    <style:style style:name="TableCell1845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84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4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4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5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5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5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5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857" style:family="table-row">
      <style:table-row-properties style:min-row-height="0.1979in"/>
    </style:style>
    <style:style style:name="TableCell1858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85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6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6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6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6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6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6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870" style:family="table-row">
      <style:table-row-properties style:min-row-height="0.1979in"/>
    </style:style>
    <style:style style:name="TableCell1871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87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7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74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76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7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8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8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883" style:family="table-row">
      <style:table-row-properties style:min-row-height="0.1979in"/>
    </style:style>
    <style:style style:name="TableCell1884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style:vertical-align="bottom" fo:padding-top="0in" fo:padding-left="0.075in" fo:padding-bottom="0in" fo:padding-right="0.075in" fo:wrap-option="no-wrap"/>
    </style:style>
    <style:style style:name="P188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8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87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89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91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9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9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896" style:family="table-row">
      <style:table-row-properties style:min-row-height="0.1875in"/>
    </style:style>
    <style:style style:name="TableCell18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98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89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00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02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0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0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0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Row1909" style:family="table-row">
      <style:table-row-properties style:min-row-height="0.177in"/>
    </style:style>
    <style:style style:name="TableCell19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1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1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13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15" style:parent-style-name="Normal" style:family="paragraph">
      <style:paragraph-properties fo:text-align="center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1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1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2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922" style:parent-style-name="Standard" style:family="paragraph">
      <style:text-properties fo:font-size="15pt" style:font-size-asian="15pt" style:font-size-complex="15pt"/>
    </style:style>
    <style:style style:name="P1923" style:parent-style-name="Standard" style:family="paragraph">
      <style:text-properties fo:font-size="15pt" style:font-size-asian="15pt" style:font-size-complex="15pt"/>
    </style:style>
  </office:automatic-styles>
  <office:body>
    <office:text text:use-soft-page-breaks="true">
      <text:p text:style-name="P1"/>
      <text:p text:style-name="P2">1- <text:s/></text:p>
      <text:p text:style-name="P3">Access order – L1→ L2→ L3→ main memory.</text:p>
      <text:p text:style-name="P4">Since data access happens only after the tag hit occurs in case of serial tags, we need to consider the data penalty only for hits. But for a miss, the data penalty can be ignored.</text:p>
      <text:p text:style-name="P5">For a single load instruction, the memory access time for the given structure is -</text:p>
      <text:p text:style-name="P6">.5*1 + .5*(.55*(1+3+18) + .45*(.75*(1+3+25+85) + .25*(1+3+25+440))) = 52.16875</text:p>
      <text:p text:style-name="P7">For 2000 load instructions the total number of cycles = 2000*52.16875 = 104337.5 cycles</text:p>
      <text:p text:style-name="P8"/>
      <text:p text:style-name="P9">2-<text:s/>Considering a single cache module, we know that a hit results in access time of 5. If the cache is a miss, main memory is accessed and 150 cycle penalty is required for every 20% accesses. Thus AMAT is given as -<text:s/><text:s/></text:p>
      <text:p text:style-name="Standard"><text:span text:style-name="T10"><text:s/>AMAT = t</text:span><text:span text:style-name="T11">h +<text:s/></text:span><text:span text:style-name="T12">r</text:span><text:span text:style-name="T13">m*</text:span><text:span text:style-name="T14">t</text:span><text:span text:style-name="T15">p</text:span></text:p>
      <text:p text:style-name="P16"><text:s/>AMAT = 5 + 0.2*150 = 35</text:p>
      <text:p text:style-name="P17"/>
      <text:p text:style-name="P18">3-</text:p>
      <text:p text:style-name="Standard"><text:span text:style-name="T19">address bits (memory) = 8gb = 2</text:span><text:span text:style-name="T20">33<text:s/></text:span><text:span text:style-name="T21">B = 33</text:span></text:p>
      <text:p text:style-name="P22"/>
      <text:p text:style-name="P23">For L1 cache:</text:p>
      <text:p text:style-name="Standard"><text:span text:style-name="T24">byte offset = 16B = 2</text:span><text:span text:style-name="T25">4 <text:s/></text:span><text:span text:style-name="T26">B = <text:s/>4</text:span></text:p>
      <text:p text:style-name="Standard"><text:span text:style-name="T27">index bits = 32*2</text:span><text:span text:style-name="T28">10</text:span><text:span text:style-name="T29">/2</text:span><text:span text:style-name="T30">4</text:span><text:span text:style-name="T31"><text:s/>= 2</text:span><text:span text:style-name="T32">11<text:s/></text:span><text:span text:style-name="T33">B = 11</text:span></text:p>
      <text:p text:style-name="P34">tag bits = 33-4-11 = 18</text:p>
      <text:p text:style-name="Standard"><text:span text:style-name="T35">tag array <text:s/>= (18*2</text:span><text:span text:style-name="T36">11</text:span><text:span text:style-name="T37">)/2</text:span><text:span text:style-name="T38">13<text:s/></text:span><text:span text:style-name="T39">= 18/4 KB = 4.5 KB</text:span></text:p>
      <text:p text:style-name="P40">data array = 32 KB</text:p>
      <text:p text:style-name="P41"/>
      <text:p text:style-name="P42">For L2 Cache:</text:p>
      <text:p text:style-name="Standard"><text:span text:style-name="T43">byte offset = 64B = 2</text:span><text:span text:style-name="T44">6<text:s/></text:span><text:span text:style-name="T45">B = 6</text:span></text:p>
      <text:p text:style-name="Standard"><text:span text:style-name="T46">index bits = 2</text:span><text:span text:style-name="T47">20</text:span><text:span text:style-name="T48">/4*2</text:span><text:span text:style-name="T49">6</text:span><text:span text:style-name="T50"><text:s/>= 2</text:span><text:span text:style-name="T51">12<text:s/></text:span><text:span text:style-name="T52">B = 12</text:span></text:p>
      <text:p text:style-name="P53">tag bits = <text:s/>33-6-12 = 15</text:p>
      <text:p text:style-name="Standard"><text:span text:style-name="T54">tag array = (15*4*2</text:span><text:span text:style-name="T55">12</text:span><text:span text:style-name="T56">)/2</text:span><text:span text:style-name="T57">13<text:s/></text:span><text:span text:style-name="T58">= 30 KB</text:span></text:p>
      <text:p text:style-name="P59">data array = 1MB<text:s/>= 1024KB</text:p>
      <text:p text:style-name="P60"/>
      <text:p text:style-name="P61"/>
      <text:p text:style-name="P62"/>
      <text:p text:style-name="P63"/>
      <text:soft-page-break/>
      <text:p text:style-name="P64">4-</text:p>
      <text:p text:style-name="P65">a- first pattern</text:p>
      <text:p text:style-name="P66"/>
      <text:p text:style-name="P67"/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sequence</text:p>
          </table:table-cell>
          <table:table-cell table:style-name="TableCell78" table:number-columns-spanned="5">
            <text:p text:style-name="P79">IDEAL</text:p>
          </table:table-cell>
          <table:covered-table-cell/>
          <table:covered-table-cell/>
          <table:covered-table-cell/>
          <table:covered-table-cell/>
        </table:table-row>
        <table:table-row table:style-name="TableRow80">
          <table:table-cell table:style-name="TableCell81">
            <text:p text:style-name="P82"> </text:p>
          </table:table-cell>
          <table:table-cell table:style-name="TableCell83">
            <text:p text:style-name="P84">hit(0)/miss(1)</text:p>
          </table:table-cell>
          <table:table-cell table:style-name="TableCell85" table:number-columns-spanned="2">
            <text:p text:style-name="P86">set1</text:p>
          </table:table-cell>
          <table:covered-table-cell/>
          <table:table-cell table:style-name="TableCell87" table:number-columns-spanned="2">
            <text:p text:style-name="P88">set2</text:p>
          </table:table-cell>
          <table:covered-table-cell/>
        </table:table-row>
        <table:table-row table:style-name="TableRow89">
          <table:table-cell table:style-name="TableCell90">
            <text:p text:style-name="P91">C</text:p>
          </table:table-cell>
          <table:table-cell table:style-name="TableCell92">
            <text:p text:style-name="P93">1</text:p>
          </table:table-cell>
          <table:table-cell table:style-name="TableCell94">
            <text:p text:style-name="P95">C</text:p>
          </table:table-cell>
          <table:table-cell table:style-name="TableCell96">
            <text:p text:style-name="P97"> </text:p>
          </table:table-cell>
          <table:table-cell table:style-name="TableCell98">
            <text:p text:style-name="P99"> </text:p>
          </table:table-cell>
          <table:table-cell table:style-name="TableCell100">
            <text:p text:style-name="P101"> </text:p>
          </table:table-cell>
        </table:table-row>
        <table:table-row table:style-name="TableRow102">
          <table:table-cell table:style-name="TableCell103">
            <text:p text:style-name="P104">A</text:p>
          </table:table-cell>
          <table:table-cell table:style-name="TableCell105">
            <text:p text:style-name="P106">1</text:p>
          </table:table-cell>
          <table:table-cell table:style-name="TableCell107">
            <text:p text:style-name="P108">C</text:p>
          </table:table-cell>
          <table:table-cell table:style-name="TableCell109">
            <text:p text:style-name="P110">A</text:p>
          </table:table-cell>
          <table:table-cell table:style-name="TableCell111">
            <text:p text:style-name="P112"> </text:p>
          </table:table-cell>
          <table:table-cell table:style-name="TableCell113">
            <text:p text:style-name="P114"> </text:p>
          </table:table-cell>
        </table:table-row>
        <table:table-row table:style-name="TableRow115">
          <table:table-cell table:style-name="TableCell116">
            <text:p text:style-name="P117">B</text:p>
          </table:table-cell>
          <table:table-cell table:style-name="TableCell118">
            <text:p text:style-name="P119">1</text:p>
          </table:table-cell>
          <table:table-cell table:style-name="TableCell120">
            <text:p text:style-name="P121">C</text:p>
          </table:table-cell>
          <table:table-cell table:style-name="TableCell122">
            <text:p text:style-name="P123">B</text:p>
          </table:table-cell>
          <table:table-cell table:style-name="TableCell124">
            <text:p text:style-name="P125"> </text:p>
          </table:table-cell>
          <table:table-cell table:style-name="TableCell126">
            <text:p text:style-name="P127"> </text:p>
          </table:table-cell>
        </table:table-row>
        <table:table-row table:style-name="TableRow128">
          <table:table-cell table:style-name="TableCell129">
            <text:p text:style-name="P130">D</text:p>
          </table:table-cell>
          <table:table-cell table:style-name="TableCell131">
            <text:p text:style-name="P132">1</text:p>
          </table:table-cell>
          <table:table-cell table:style-name="TableCell133">
            <text:p text:style-name="P134">C</text:p>
          </table:table-cell>
          <table:table-cell table:style-name="TableCell135">
            <text:p text:style-name="P136">B</text:p>
          </table:table-cell>
          <table:table-cell table:style-name="TableCell137">
            <text:p text:style-name="P138">D</text:p>
          </table:table-cell>
          <table:table-cell table:style-name="TableCell139">
            <text:p text:style-name="P140"> </text:p>
          </table:table-cell>
        </table:table-row>
        <table:table-row table:style-name="TableRow141">
          <table:table-cell table:style-name="TableCell142">
            <text:p text:style-name="P143">B</text:p>
          </table:table-cell>
          <table:table-cell table:style-name="TableCell144">
            <text:p text:style-name="P145">0</text:p>
          </table:table-cell>
          <table:table-cell table:style-name="TableCell146">
            <text:p text:style-name="P147">C</text:p>
          </table:table-cell>
          <table:table-cell table:style-name="TableCell148">
            <text:p text:style-name="P149">B</text:p>
          </table:table-cell>
          <table:table-cell table:style-name="TableCell150">
            <text:p text:style-name="P151">D</text:p>
          </table:table-cell>
          <table:table-cell table:style-name="TableCell152">
            <text:p text:style-name="P153"> </text:p>
          </table:table-cell>
        </table:table-row>
        <table:table-row table:style-name="TableRow154">
          <table:table-cell table:style-name="TableCell155">
            <text:p text:style-name="P156">F</text:p>
          </table:table-cell>
          <table:table-cell table:style-name="TableCell157">
            <text:p text:style-name="P158">1</text:p>
          </table:table-cell>
          <table:table-cell table:style-name="TableCell159">
            <text:p text:style-name="P160">C</text:p>
          </table:table-cell>
          <table:table-cell table:style-name="TableCell161">
            <text:p text:style-name="P162">B</text:p>
          </table:table-cell>
          <table:table-cell table:style-name="TableCell163">
            <text:p text:style-name="P164">D</text:p>
          </table:table-cell>
          <table:table-cell table:style-name="TableCell165">
            <text:p text:style-name="P166">F</text:p>
          </table:table-cell>
        </table:table-row>
        <table:table-row table:style-name="TableRow167">
          <table:table-cell table:style-name="TableCell168">
            <text:p text:style-name="P169">C</text:p>
          </table:table-cell>
          <table:table-cell table:style-name="TableCell170">
            <text:p text:style-name="P171">0</text:p>
          </table:table-cell>
          <table:table-cell table:style-name="TableCell172">
            <text:p text:style-name="P173">C</text:p>
          </table:table-cell>
          <table:table-cell table:style-name="TableCell174">
            <text:p text:style-name="P175">B</text:p>
          </table:table-cell>
          <table:table-cell table:style-name="TableCell176">
            <text:p text:style-name="P177">D</text:p>
          </table:table-cell>
          <table:table-cell table:style-name="TableCell178">
            <text:p text:style-name="P179">F</text:p>
          </table:table-cell>
        </table:table-row>
        <table:table-row table:style-name="TableRow180">
          <table:table-cell table:style-name="TableCell181">
            <text:p text:style-name="P182">E</text:p>
          </table:table-cell>
          <table:table-cell table:style-name="TableCell183">
            <text:p text:style-name="P184">1</text:p>
          </table:table-cell>
          <table:table-cell table:style-name="TableCell185">
            <text:p text:style-name="P186">C</text:p>
          </table:table-cell>
          <table:table-cell table:style-name="TableCell187">
            <text:p text:style-name="P188">B</text:p>
          </table:table-cell>
          <table:table-cell table:style-name="TableCell189">
            <text:p text:style-name="P190">D</text:p>
          </table:table-cell>
          <table:table-cell table:style-name="TableCell191">
            <text:p text:style-name="P192">E</text:p>
          </table:table-cell>
        </table:table-row>
        <table:table-row table:style-name="TableRow193">
          <table:table-cell table:style-name="TableCell194">
            <text:p text:style-name="P195">A</text:p>
          </table:table-cell>
          <table:table-cell table:style-name="TableCell196">
            <text:p text:style-name="P197">1</text:p>
          </table:table-cell>
          <table:table-cell table:style-name="TableCell198">
            <text:p text:style-name="P199">A</text:p>
          </table:table-cell>
          <table:table-cell table:style-name="TableCell200">
            <text:p text:style-name="P201">B</text:p>
          </table:table-cell>
          <table:table-cell table:style-name="TableCell202">
            <text:p text:style-name="P203">D</text:p>
          </table:table-cell>
          <table:table-cell table:style-name="TableCell204">
            <text:p text:style-name="P205">E</text:p>
          </table:table-cell>
        </table:table-row>
        <table:table-row table:style-name="TableRow206">
          <table:table-cell table:style-name="TableCell207">
            <text:p text:style-name="P208">D</text:p>
          </table:table-cell>
          <table:table-cell table:style-name="TableCell209">
            <text:p text:style-name="P210">0</text:p>
          </table:table-cell>
          <table:table-cell table:style-name="TableCell211">
            <text:p text:style-name="P212">A</text:p>
          </table:table-cell>
          <table:table-cell table:style-name="TableCell213">
            <text:p text:style-name="P214">B</text:p>
          </table:table-cell>
          <table:table-cell table:style-name="TableCell215">
            <text:p text:style-name="P216">D</text:p>
          </table:table-cell>
          <table:table-cell table:style-name="TableCell217">
            <text:p text:style-name="P218">E</text:p>
          </table:table-cell>
        </table:table-row>
        <table:table-row table:style-name="TableRow219">
          <table:table-cell table:style-name="TableCell220">
            <text:p text:style-name="P221">B</text:p>
          </table:table-cell>
          <table:table-cell table:style-name="TableCell222">
            <text:p text:style-name="P223">0</text:p>
          </table:table-cell>
          <table:table-cell table:style-name="TableCell224">
            <text:p text:style-name="P225">A</text:p>
          </table:table-cell>
          <table:table-cell table:style-name="TableCell226">
            <text:p text:style-name="P227">B</text:p>
          </table:table-cell>
          <table:table-cell table:style-name="TableCell228">
            <text:p text:style-name="P229">D</text:p>
          </table:table-cell>
          <table:table-cell table:style-name="TableCell230">
            <text:p text:style-name="P231">E</text:p>
          </table:table-cell>
        </table:table-row>
        <table:table-row table:style-name="TableRow232">
          <table:table-cell table:style-name="TableCell233">
            <text:p text:style-name="P234">F</text:p>
          </table:table-cell>
          <table:table-cell table:style-name="TableCell235">
            <text:p text:style-name="P236">1</text:p>
          </table:table-cell>
          <table:table-cell table:style-name="TableCell237">
            <text:p text:style-name="P238">A</text:p>
          </table:table-cell>
          <table:table-cell table:style-name="TableCell239">
            <text:p text:style-name="P240">B</text:p>
          </table:table-cell>
          <table:table-cell table:style-name="TableCell241">
            <text:p text:style-name="P242">F</text:p>
          </table:table-cell>
          <table:table-cell table:style-name="TableCell243">
            <text:p text:style-name="P244">E</text:p>
          </table:table-cell>
        </table:table-row>
        <table:table-row table:style-name="TableRow245">
          <table:table-cell table:style-name="TableCell246">
            <text:p text:style-name="P247">A</text:p>
          </table:table-cell>
          <table:table-cell table:style-name="TableCell248">
            <text:p text:style-name="P249">0</text:p>
          </table:table-cell>
          <table:table-cell table:style-name="TableCell250">
            <text:p text:style-name="P251">A</text:p>
          </table:table-cell>
          <table:table-cell table:style-name="TableCell252">
            <text:p text:style-name="P253">B</text:p>
          </table:table-cell>
          <table:table-cell table:style-name="TableCell254">
            <text:p text:style-name="P255">F</text:p>
          </table:table-cell>
          <table:table-cell table:style-name="TableCell256">
            <text:p text:style-name="P257">E</text:p>
          </table:table-cell>
        </table:table-row>
        <table:table-row table:style-name="TableRow258">
          <table:table-cell table:style-name="TableCell259">
            <text:p text:style-name="P260">B</text:p>
          </table:table-cell>
          <table:table-cell table:style-name="TableCell261">
            <text:p text:style-name="P262">0</text:p>
          </table:table-cell>
          <table:table-cell table:style-name="TableCell263">
            <text:p text:style-name="P264">A</text:p>
          </table:table-cell>
          <table:table-cell table:style-name="TableCell265">
            <text:p text:style-name="P266">B</text:p>
          </table:table-cell>
          <table:table-cell table:style-name="TableCell267">
            <text:p text:style-name="P268">F</text:p>
          </table:table-cell>
          <table:table-cell table:style-name="TableCell269">
            <text:p text:style-name="P270">E</text:p>
          </table:table-cell>
        </table:table-row>
        <table:table-row table:style-name="TableRow271">
          <table:table-cell table:style-name="TableCell272">
            <text:p text:style-name="P273">C</text:p>
          </table:table-cell>
          <table:table-cell table:style-name="TableCell274">
            <text:p text:style-name="P275">1</text:p>
          </table:table-cell>
          <table:table-cell table:style-name="TableCell276">
            <text:p text:style-name="P277">C</text:p>
          </table:table-cell>
          <table:table-cell table:style-name="TableCell278">
            <text:p text:style-name="P279">B</text:p>
          </table:table-cell>
          <table:table-cell table:style-name="TableCell280">
            <text:p text:style-name="P281">F</text:p>
          </table:table-cell>
          <table:table-cell table:style-name="TableCell282">
            <text:p text:style-name="P283">E</text:p>
          </table:table-cell>
        </table:table-row>
        <table:table-row table:style-name="TableRow284">
          <table:table-cell table:style-name="TableCell285">
            <text:p text:style-name="P286">E</text:p>
          </table:table-cell>
          <table:table-cell table:style-name="TableCell287">
            <text:p text:style-name="P288">0</text:p>
          </table:table-cell>
          <table:table-cell table:style-name="TableCell289">
            <text:p text:style-name="P290">C</text:p>
          </table:table-cell>
          <table:table-cell table:style-name="TableCell291">
            <text:p text:style-name="P292">B</text:p>
          </table:table-cell>
          <table:table-cell table:style-name="TableCell293">
            <text:p text:style-name="P294">F</text:p>
          </table:table-cell>
          <table:table-cell table:style-name="TableCell295">
            <text:p text:style-name="P296">E</text:p>
          </table:table-cell>
        </table:table-row>
        <table:table-row table:style-name="TableRow297">
          <table:table-cell table:style-name="TableCell298">
            <text:p text:style-name="P299">B</text:p>
          </table:table-cell>
          <table:table-cell table:style-name="TableCell300">
            <text:p text:style-name="P301">0</text:p>
          </table:table-cell>
          <table:table-cell table:style-name="TableCell302">
            <text:p text:style-name="P303">C</text:p>
          </table:table-cell>
          <table:table-cell table:style-name="TableCell304">
            <text:p text:style-name="P305">B</text:p>
          </table:table-cell>
          <table:table-cell table:style-name="TableCell306">
            <text:p text:style-name="P307">F</text:p>
          </table:table-cell>
          <table:table-cell table:style-name="TableCell308">
            <text:p text:style-name="P309">E</text:p>
          </table:table-cell>
        </table:table-row>
        <table:table-row table:style-name="TableRow310">
          <table:table-cell table:style-name="TableCell311">
            <text:p text:style-name="P312">A</text:p>
          </table:table-cell>
          <table:table-cell table:style-name="TableCell313">
            <text:p text:style-name="P314">1</text:p>
          </table:table-cell>
          <table:table-cell table:style-name="TableCell315">
            <text:p text:style-name="P316">A</text:p>
          </table:table-cell>
          <table:table-cell table:style-name="TableCell317">
            <text:p text:style-name="P318">B</text:p>
          </table:table-cell>
          <table:table-cell table:style-name="TableCell319">
            <text:p text:style-name="P320">F</text:p>
          </table:table-cell>
          <table:table-cell table:style-name="TableCell321">
            <text:p text:style-name="P322">E</text:p>
          </table:table-cell>
        </table:table-row>
        <table:table-row table:style-name="TableRow323">
          <table:table-cell table:style-name="TableCell324">
            <text:p text:style-name="P325">F</text:p>
          </table:table-cell>
          <table:table-cell table:style-name="TableCell326">
            <text:p text:style-name="P327">0</text:p>
          </table:table-cell>
          <table:table-cell table:style-name="TableCell328">
            <text:p text:style-name="P329">A</text:p>
          </table:table-cell>
          <table:table-cell table:style-name="TableCell330">
            <text:p text:style-name="P331">B</text:p>
          </table:table-cell>
          <table:table-cell table:style-name="TableCell332">
            <text:p text:style-name="P333">F</text:p>
          </table:table-cell>
          <table:table-cell table:style-name="TableCell334">
            <text:p text:style-name="P335">E</text:p>
          </table:table-cell>
        </table:table-row>
        <table:table-row table:style-name="TableRow336">
          <table:table-cell table:style-name="TableCell337">
            <text:p text:style-name="P338">D</text:p>
          </table:table-cell>
          <table:table-cell table:style-name="TableCell339">
            <text:p text:style-name="P340">1</text:p>
          </table:table-cell>
          <table:table-cell table:style-name="TableCell341">
            <text:p text:style-name="P342">A</text:p>
          </table:table-cell>
          <table:table-cell table:style-name="TableCell343">
            <text:p text:style-name="P344">B</text:p>
          </table:table-cell>
          <table:table-cell table:style-name="TableCell345">
            <text:p text:style-name="P346">D</text:p>
          </table:table-cell>
          <table:table-cell table:style-name="TableCell347">
            <text:p text:style-name="P348">E</text:p>
          </table:table-cell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11/20 = .55</text:p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/>
          </table:table-cell>
          <table:table-cell table:style-name="TableCell365">
            <text:p text:style-name="P366">55.00%</text:p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</table:table-row>
      </table:table>
      <text:p text:style-name="P375"/>
      <table:table table:style-name="Table376">
        <table:table-columns>
          <table:table-column table:style-name="TableColumn377"/>
          <table:table-column table:style-name="TableColumn378"/>
          <table:table-column table:style-name="TableColumn379"/>
          <table:table-column table:style-name="TableColumn380"/>
          <table:table-column table:style-name="TableColumn381"/>
          <table:table-column table:style-name="TableColumn382"/>
        </table:table-columns>
        <table:table-row table:style-name="TableRow383">
          <table:table-cell table:style-name="TableCell384">
            <text:p text:style-name="P385">sequence</text:p>
          </table:table-cell>
          <table:table-cell table:style-name="TableCell386" table:number-columns-spanned="5">
            <text:p text:style-name="P387">LRU</text:p>
          </table:table-cell>
          <table:covered-table-cell/>
          <table:covered-table-cell/>
          <table:covered-table-cell/>
          <table:covered-table-cell/>
        </table:table-row>
        <table:table-row table:style-name="TableRow388">
          <table:table-cell table:style-name="TableCell389">
            <text:p text:style-name="P390"> </text:p>
          </table:table-cell>
          <table:table-cell table:style-name="TableCell391">
            <text:p text:style-name="P392">hit(0)/miss(1)</text:p>
          </table:table-cell>
          <table:table-cell table:style-name="TableCell393" table:number-columns-spanned="2">
            <text:p text:style-name="P394">set1</text:p>
          </table:table-cell>
          <table:covered-table-cell/>
          <table:table-cell table:style-name="TableCell395" table:number-columns-spanned="2">
            <text:p text:style-name="P396">set2</text:p>
          </table:table-cell>
          <table:covered-table-cell/>
        </table:table-row>
        <table:table-row table:style-name="TableRow397">
          <table:table-cell table:style-name="TableCell398">
            <text:p text:style-name="P399">C</text:p>
          </table:table-cell>
          <table:table-cell table:style-name="TableCell400">
            <text:p text:style-name="P401">1</text:p>
          </table:table-cell>
          <table:table-cell table:style-name="TableCell402">
            <text:p text:style-name="P403">C</text:p>
          </table:table-cell>
          <table:table-cell table:style-name="TableCell404">
            <text:p text:style-name="P405"> </text:p>
          </table:table-cell>
          <table:table-cell table:style-name="TableCell406">
            <text:p text:style-name="P407"> </text:p>
          </table:table-cell>
          <table:table-cell table:style-name="TableCell408">
            <text:p text:style-name="P409"> </text:p>
          </table:table-cell>
        </table:table-row>
        <table:table-row table:style-name="TableRow410">
          <table:table-cell table:style-name="TableCell411">
            <text:p text:style-name="P412">A</text:p>
          </table:table-cell>
          <table:table-cell table:style-name="TableCell413">
            <text:p text:style-name="P414">1</text:p>
          </table:table-cell>
          <table:table-cell table:style-name="TableCell415">
            <text:p text:style-name="P416">C</text:p>
          </table:table-cell>
          <table:table-cell table:style-name="TableCell417">
            <text:p text:style-name="P418">A</text:p>
          </table:table-cell>
          <table:table-cell table:style-name="TableCell419">
            <text:p text:style-name="P420"> </text:p>
          </table:table-cell>
          <table:table-cell table:style-name="TableCell421">
            <text:p text:style-name="P422"> </text:p>
          </table:table-cell>
        </table:table-row>
        <table:table-row table:style-name="TableRow423">
          <table:table-cell table:style-name="TableCell424">
            <text:p text:style-name="P425">B</text:p>
          </table:table-cell>
          <table:table-cell table:style-name="TableCell426">
            <text:p text:style-name="P427">1</text:p>
          </table:table-cell>
          <table:table-cell table:style-name="TableCell428">
            <text:p text:style-name="P429">B</text:p>
          </table:table-cell>
          <table:table-cell table:style-name="TableCell430">
            <text:p text:style-name="P431">A</text:p>
          </table:table-cell>
          <table:table-cell table:style-name="TableCell432">
            <text:p text:style-name="P433"> </text:p>
          </table:table-cell>
          <table:table-cell table:style-name="TableCell434">
            <text:p text:style-name="P435"> </text:p>
          </table:table-cell>
        </table:table-row>
        <table:table-row table:style-name="TableRow436">
          <table:table-cell table:style-name="TableCell437">
            <text:p text:style-name="P438">D</text:p>
          </table:table-cell>
          <table:table-cell table:style-name="TableCell439">
            <text:p text:style-name="P440">1</text:p>
          </table:table-cell>
          <table:table-cell table:style-name="TableCell441">
            <text:p text:style-name="P442">B</text:p>
          </table:table-cell>
          <table:table-cell table:style-name="TableCell443">
            <text:p text:style-name="P444">A</text:p>
          </table:table-cell>
          <table:table-cell table:style-name="TableCell445">
            <text:p text:style-name="P446">D</text:p>
          </table:table-cell>
          <table:table-cell table:style-name="TableCell447">
            <text:p text:style-name="P448"> </text:p>
          </table:table-cell>
        </table:table-row>
        <table:table-row table:style-name="TableRow449">
          <table:table-cell table:style-name="TableCell450">
            <text:p text:style-name="P451">B</text:p>
          </table:table-cell>
          <table:table-cell table:style-name="TableCell452">
            <text:p text:style-name="P453">0</text:p>
          </table:table-cell>
          <table:table-cell table:style-name="TableCell454">
            <text:p text:style-name="P455">B</text:p>
          </table:table-cell>
          <table:table-cell table:style-name="TableCell456">
            <text:p text:style-name="P457">A</text:p>
          </table:table-cell>
          <table:table-cell table:style-name="TableCell458">
            <text:p text:style-name="P459">D</text:p>
          </table:table-cell>
          <table:table-cell table:style-name="TableCell460">
            <text:p text:style-name="P461"> </text:p>
          </table:table-cell>
        </table:table-row>
        <table:table-row table:style-name="TableRow462">
          <table:table-cell table:style-name="TableCell463">
            <text:p text:style-name="P464">F</text:p>
          </table:table-cell>
          <table:table-cell table:style-name="TableCell465">
            <text:p text:style-name="P466">1</text:p>
          </table:table-cell>
          <table:table-cell table:style-name="TableCell467">
            <text:p text:style-name="P468">B</text:p>
          </table:table-cell>
          <table:table-cell table:style-name="TableCell469">
            <text:p text:style-name="P470">A</text:p>
          </table:table-cell>
          <table:table-cell table:style-name="TableCell471">
            <text:p text:style-name="P472">D</text:p>
          </table:table-cell>
          <table:table-cell table:style-name="TableCell473">
            <text:p text:style-name="P474">F</text:p>
          </table:table-cell>
        </table:table-row>
        <table:table-row table:style-name="TableRow475">
          <table:table-cell table:style-name="TableCell476">
            <text:p text:style-name="P477">C</text:p>
          </table:table-cell>
          <table:table-cell table:style-name="TableCell478">
            <text:p text:style-name="P479">1</text:p>
          </table:table-cell>
          <table:table-cell table:style-name="TableCell480">
            <text:p text:style-name="P481">B</text:p>
          </table:table-cell>
          <table:table-cell table:style-name="TableCell482">
            <text:p text:style-name="P483">C</text:p>
          </table:table-cell>
          <table:table-cell table:style-name="TableCell484">
            <text:p text:style-name="P485">D</text:p>
          </table:table-cell>
          <table:table-cell table:style-name="TableCell486">
            <text:p text:style-name="P487">F</text:p>
          </table:table-cell>
        </table:table-row>
        <table:table-row table:style-name="TableRow488">
          <table:table-cell table:style-name="TableCell489">
            <text:p text:style-name="P490">E</text:p>
          </table:table-cell>
          <table:table-cell table:style-name="TableCell491">
            <text:p text:style-name="P492">1</text:p>
          </table:table-cell>
          <table:table-cell table:style-name="TableCell493">
            <text:p text:style-name="P494">B</text:p>
          </table:table-cell>
          <table:table-cell table:style-name="TableCell495">
            <text:p text:style-name="P496">C</text:p>
          </table:table-cell>
          <table:table-cell table:style-name="TableCell497">
            <text:p text:style-name="P498">E</text:p>
          </table:table-cell>
          <table:table-cell table:style-name="TableCell499">
            <text:p text:style-name="P500">F</text:p>
          </table:table-cell>
        </table:table-row>
        <table:table-row table:style-name="TableRow501">
          <table:table-cell table:style-name="TableCell502">
            <text:p text:style-name="P503">A</text:p>
          </table:table-cell>
          <table:table-cell table:style-name="TableCell504">
            <text:p text:style-name="P505">1</text:p>
          </table:table-cell>
          <table:table-cell table:style-name="TableCell506">
            <text:p text:style-name="P507">A</text:p>
          </table:table-cell>
          <table:table-cell table:style-name="TableCell508">
            <text:p text:style-name="P509">C</text:p>
          </table:table-cell>
          <table:table-cell table:style-name="TableCell510">
            <text:p text:style-name="P511">E</text:p>
          </table:table-cell>
          <table:table-cell table:style-name="TableCell512">
            <text:p text:style-name="P513">F</text:p>
          </table:table-cell>
        </table:table-row>
        <table:table-row table:style-name="TableRow514">
          <table:table-cell table:style-name="TableCell515">
            <text:p text:style-name="P516">D</text:p>
          </table:table-cell>
          <table:table-cell table:style-name="TableCell517">
            <text:p text:style-name="P518">1</text:p>
          </table:table-cell>
          <table:table-cell table:style-name="TableCell519">
            <text:p text:style-name="P520">A</text:p>
          </table:table-cell>
          <table:table-cell table:style-name="TableCell521">
            <text:p text:style-name="P522">C</text:p>
          </table:table-cell>
          <table:table-cell table:style-name="TableCell523">
            <text:p text:style-name="P524">E</text:p>
          </table:table-cell>
          <table:table-cell table:style-name="TableCell525">
            <text:p text:style-name="P526">D</text:p>
          </table:table-cell>
        </table:table-row>
        <table:table-row table:style-name="TableRow527">
          <table:table-cell table:style-name="TableCell528">
            <text:p text:style-name="P529">B</text:p>
          </table:table-cell>
          <table:table-cell table:style-name="TableCell530">
            <text:p text:style-name="P531">1</text:p>
          </table:table-cell>
          <table:table-cell table:style-name="TableCell532">
            <text:p text:style-name="P533">A</text:p>
          </table:table-cell>
          <table:table-cell table:style-name="TableCell534">
            <text:p text:style-name="P535">B</text:p>
          </table:table-cell>
          <table:table-cell table:style-name="TableCell536">
            <text:p text:style-name="P537">E</text:p>
          </table:table-cell>
          <table:table-cell table:style-name="TableCell538">
            <text:p text:style-name="P539">D</text:p>
          </table:table-cell>
        </table:table-row>
        <text:soft-page-break/>
        <table:table-row table:style-name="TableRow540">
          <table:table-cell table:style-name="TableCell541">
            <text:p text:style-name="P542">F</text:p>
          </table:table-cell>
          <table:table-cell table:style-name="TableCell543">
            <text:p text:style-name="P544">1</text:p>
          </table:table-cell>
          <table:table-cell table:style-name="TableCell545">
            <text:p text:style-name="P546">A</text:p>
          </table:table-cell>
          <table:table-cell table:style-name="TableCell547">
            <text:p text:style-name="P548">B</text:p>
          </table:table-cell>
          <table:table-cell table:style-name="TableCell549">
            <text:p text:style-name="P550">F</text:p>
          </table:table-cell>
          <table:table-cell table:style-name="TableCell551">
            <text:p text:style-name="P552">D</text:p>
          </table:table-cell>
        </table:table-row>
        <table:table-row table:style-name="TableRow553">
          <table:table-cell table:style-name="TableCell554">
            <text:p text:style-name="P555">A</text:p>
          </table:table-cell>
          <table:table-cell table:style-name="TableCell556">
            <text:p text:style-name="P557">0</text:p>
          </table:table-cell>
          <table:table-cell table:style-name="TableCell558">
            <text:p text:style-name="P559">A</text:p>
          </table:table-cell>
          <table:table-cell table:style-name="TableCell560">
            <text:p text:style-name="P561">B</text:p>
          </table:table-cell>
          <table:table-cell table:style-name="TableCell562">
            <text:p text:style-name="P563">F</text:p>
          </table:table-cell>
          <table:table-cell table:style-name="TableCell564">
            <text:p text:style-name="P565">D</text:p>
          </table:table-cell>
        </table:table-row>
        <table:table-row table:style-name="TableRow566">
          <table:table-cell table:style-name="TableCell567">
            <text:p text:style-name="P568">B</text:p>
          </table:table-cell>
          <table:table-cell table:style-name="TableCell569">
            <text:p text:style-name="P570">0</text:p>
          </table:table-cell>
          <table:table-cell table:style-name="TableCell571">
            <text:p text:style-name="P572">A</text:p>
          </table:table-cell>
          <table:table-cell table:style-name="TableCell573">
            <text:p text:style-name="P574">B</text:p>
          </table:table-cell>
          <table:table-cell table:style-name="TableCell575">
            <text:p text:style-name="P576">F</text:p>
          </table:table-cell>
          <table:table-cell table:style-name="TableCell577">
            <text:p text:style-name="P578">D</text:p>
          </table:table-cell>
        </table:table-row>
        <table:table-row table:style-name="TableRow579">
          <table:table-cell table:style-name="TableCell580">
            <text:p text:style-name="P581">C</text:p>
          </table:table-cell>
          <table:table-cell table:style-name="TableCell582">
            <text:p text:style-name="P583">1</text:p>
          </table:table-cell>
          <table:table-cell table:style-name="TableCell584">
            <text:p text:style-name="P585">C</text:p>
          </table:table-cell>
          <table:table-cell table:style-name="TableCell586">
            <text:p text:style-name="P587">B</text:p>
          </table:table-cell>
          <table:table-cell table:style-name="TableCell588">
            <text:p text:style-name="P589">F</text:p>
          </table:table-cell>
          <table:table-cell table:style-name="TableCell590">
            <text:p text:style-name="P591">D</text:p>
          </table:table-cell>
        </table:table-row>
        <table:table-row table:style-name="TableRow592">
          <table:table-cell table:style-name="TableCell593">
            <text:p text:style-name="P594">E</text:p>
          </table:table-cell>
          <table:table-cell table:style-name="TableCell595">
            <text:p text:style-name="P596">1</text:p>
          </table:table-cell>
          <table:table-cell table:style-name="TableCell597">
            <text:p text:style-name="P598">C</text:p>
          </table:table-cell>
          <table:table-cell table:style-name="TableCell599">
            <text:p text:style-name="P600">B</text:p>
          </table:table-cell>
          <table:table-cell table:style-name="TableCell601">
            <text:p text:style-name="P602">F</text:p>
          </table:table-cell>
          <table:table-cell table:style-name="TableCell603">
            <text:p text:style-name="P604">E</text:p>
          </table:table-cell>
        </table:table-row>
        <table:table-row table:style-name="TableRow605">
          <table:table-cell table:style-name="TableCell606">
            <text:p text:style-name="P607">B</text:p>
          </table:table-cell>
          <table:table-cell table:style-name="TableCell608">
            <text:p text:style-name="P609">0</text:p>
          </table:table-cell>
          <table:table-cell table:style-name="TableCell610">
            <text:p text:style-name="P611">C</text:p>
          </table:table-cell>
          <table:table-cell table:style-name="TableCell612">
            <text:p text:style-name="P613">B</text:p>
          </table:table-cell>
          <table:table-cell table:style-name="TableCell614">
            <text:p text:style-name="P615">F</text:p>
          </table:table-cell>
          <table:table-cell table:style-name="TableCell616">
            <text:p text:style-name="P617">E</text:p>
          </table:table-cell>
        </table:table-row>
        <table:table-row table:style-name="TableRow618">
          <table:table-cell table:style-name="TableCell619">
            <text:p text:style-name="P620">A</text:p>
          </table:table-cell>
          <table:table-cell table:style-name="TableCell621">
            <text:p text:style-name="P622">1</text:p>
          </table:table-cell>
          <table:table-cell table:style-name="TableCell623">
            <text:p text:style-name="P624">A</text:p>
          </table:table-cell>
          <table:table-cell table:style-name="TableCell625">
            <text:p text:style-name="P626">B</text:p>
          </table:table-cell>
          <table:table-cell table:style-name="TableCell627">
            <text:p text:style-name="P628">F</text:p>
          </table:table-cell>
          <table:table-cell table:style-name="TableCell629">
            <text:p text:style-name="P630">E</text:p>
          </table:table-cell>
        </table:table-row>
        <table:table-row table:style-name="TableRow631">
          <table:table-cell table:style-name="TableCell632">
            <text:p text:style-name="P633">F</text:p>
          </table:table-cell>
          <table:table-cell table:style-name="TableCell634">
            <text:p text:style-name="P635">0</text:p>
          </table:table-cell>
          <table:table-cell table:style-name="TableCell636">
            <text:p text:style-name="P637">A</text:p>
          </table:table-cell>
          <table:table-cell table:style-name="TableCell638">
            <text:p text:style-name="P639">B</text:p>
          </table:table-cell>
          <table:table-cell table:style-name="TableCell640">
            <text:p text:style-name="P641">F</text:p>
          </table:table-cell>
          <table:table-cell table:style-name="TableCell642">
            <text:p text:style-name="P643">E</text:p>
          </table:table-cell>
        </table:table-row>
        <table:table-row table:style-name="TableRow644">
          <table:table-cell table:style-name="TableCell645">
            <text:p text:style-name="P646">D</text:p>
          </table:table-cell>
          <table:table-cell table:style-name="TableCell647">
            <text:p text:style-name="P648">1</text:p>
          </table:table-cell>
          <table:table-cell table:style-name="TableCell649">
            <text:p text:style-name="P650">A</text:p>
          </table:table-cell>
          <table:table-cell table:style-name="TableCell651">
            <text:p text:style-name="P652">B</text:p>
          </table:table-cell>
          <table:table-cell table:style-name="TableCell653">
            <text:p text:style-name="P654">F</text:p>
          </table:table-cell>
          <table:table-cell table:style-name="TableCell655">
            <text:p text:style-name="P656">D</text:p>
          </table:table-cell>
        </table:table-row>
        <table:table-row table:style-name="TableRow657">
          <table:table-cell table:style-name="TableCell658">
            <text:p text:style-name="P659"/>
          </table:table-cell>
          <table:table-cell table:style-name="TableCell660">
            <text:p text:style-name="P661">15/20=7.5</text:p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</table:table-row>
        <table:table-row table:style-name="TableRow670">
          <table:table-cell table:style-name="TableCell671">
            <text:p text:style-name="P672"/>
          </table:table-cell>
          <table:table-cell table:style-name="TableCell673">
            <text:p text:style-name="P674">75.00%</text:p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</table:table-row>
      </table:table>
      <text:p text:style-name="P683"/>
      <table:table table:style-name="Table684">
        <table:table-columns>
          <table:table-column table:style-name="TableColumn685"/>
          <table:table-column table:style-name="TableColumn686"/>
          <table:table-column table:style-name="TableColumn687"/>
          <table:table-column table:style-name="TableColumn688"/>
          <table:table-column table:style-name="TableColumn689"/>
          <table:table-column table:style-name="TableColumn690"/>
        </table:table-columns>
        <table:table-row table:style-name="TableRow691">
          <table:table-cell table:style-name="TableCell692">
            <text:p text:style-name="P693">sequence</text:p>
          </table:table-cell>
          <table:table-cell table:style-name="TableCell694" table:number-columns-spanned="5">
            <text:p text:style-name="P695">MRU</text:p>
          </table:table-cell>
          <table:covered-table-cell/>
          <table:covered-table-cell/>
          <table:covered-table-cell/>
          <table:covered-table-cell/>
        </table:table-row>
        <table:table-row table:style-name="TableRow696">
          <table:table-cell table:style-name="TableCell697">
            <text:p text:style-name="P698"> </text:p>
          </table:table-cell>
          <table:table-cell table:style-name="TableCell699">
            <text:p text:style-name="P700">hit(0)/miss(1)</text:p>
          </table:table-cell>
          <table:table-cell table:style-name="TableCell701" table:number-columns-spanned="2">
            <text:p text:style-name="P702">set1</text:p>
          </table:table-cell>
          <table:covered-table-cell/>
          <table:table-cell table:style-name="TableCell703" table:number-columns-spanned="2">
            <text:p text:style-name="P704">set2</text:p>
          </table:table-cell>
          <table:covered-table-cell/>
        </table:table-row>
        <table:table-row table:style-name="TableRow705">
          <table:table-cell table:style-name="TableCell706">
            <text:p text:style-name="P707">C</text:p>
          </table:table-cell>
          <table:table-cell table:style-name="TableCell708">
            <text:p text:style-name="P709">1</text:p>
          </table:table-cell>
          <table:table-cell table:style-name="TableCell710">
            <text:p text:style-name="P711">C</text:p>
          </table:table-cell>
          <table:table-cell table:style-name="TableCell712">
            <text:p text:style-name="P713"> </text:p>
          </table:table-cell>
          <table:table-cell table:style-name="TableCell714">
            <text:p text:style-name="P715"> </text:p>
          </table:table-cell>
          <table:table-cell table:style-name="TableCell716">
            <text:p text:style-name="P717"> </text:p>
          </table:table-cell>
        </table:table-row>
        <table:table-row table:style-name="TableRow718">
          <table:table-cell table:style-name="TableCell719">
            <text:p text:style-name="P720">A</text:p>
          </table:table-cell>
          <table:table-cell table:style-name="TableCell721">
            <text:p text:style-name="P722">1</text:p>
          </table:table-cell>
          <table:table-cell table:style-name="TableCell723">
            <text:p text:style-name="P724">C</text:p>
          </table:table-cell>
          <table:table-cell table:style-name="TableCell725">
            <text:p text:style-name="P726">A</text:p>
          </table:table-cell>
          <table:table-cell table:style-name="TableCell727">
            <text:p text:style-name="P728"> </text:p>
          </table:table-cell>
          <table:table-cell table:style-name="TableCell729">
            <text:p text:style-name="P730"> </text:p>
          </table:table-cell>
        </table:table-row>
        <table:table-row table:style-name="TableRow731">
          <table:table-cell table:style-name="TableCell732">
            <text:p text:style-name="P733">B</text:p>
          </table:table-cell>
          <table:table-cell table:style-name="TableCell734">
            <text:p text:style-name="P735">1</text:p>
          </table:table-cell>
          <table:table-cell table:style-name="TableCell736">
            <text:p text:style-name="P737">C</text:p>
          </table:table-cell>
          <table:table-cell table:style-name="TableCell738">
            <text:p text:style-name="P739">B</text:p>
          </table:table-cell>
          <table:table-cell table:style-name="TableCell740">
            <text:p text:style-name="P741"> </text:p>
          </table:table-cell>
          <table:table-cell table:style-name="TableCell742">
            <text:p text:style-name="P743"> </text:p>
          </table:table-cell>
        </table:table-row>
        <table:table-row table:style-name="TableRow744">
          <table:table-cell table:style-name="TableCell745">
            <text:p text:style-name="P746">D</text:p>
          </table:table-cell>
          <table:table-cell table:style-name="TableCell747">
            <text:p text:style-name="P748">1</text:p>
          </table:table-cell>
          <table:table-cell table:style-name="TableCell749">
            <text:p text:style-name="P750">C</text:p>
          </table:table-cell>
          <table:table-cell table:style-name="TableCell751">
            <text:p text:style-name="P752">B</text:p>
          </table:table-cell>
          <table:table-cell table:style-name="TableCell753">
            <text:p text:style-name="P754">D</text:p>
          </table:table-cell>
          <table:table-cell table:style-name="TableCell755">
            <text:p text:style-name="P756"> </text:p>
          </table:table-cell>
        </table:table-row>
        <table:table-row table:style-name="TableRow757">
          <table:table-cell table:style-name="TableCell758">
            <text:p text:style-name="P759">B</text:p>
          </table:table-cell>
          <table:table-cell table:style-name="TableCell760">
            <text:p text:style-name="P761">0</text:p>
          </table:table-cell>
          <table:table-cell table:style-name="TableCell762">
            <text:p text:style-name="P763">C</text:p>
          </table:table-cell>
          <table:table-cell table:style-name="TableCell764">
            <text:p text:style-name="P765">B</text:p>
          </table:table-cell>
          <table:table-cell table:style-name="TableCell766">
            <text:p text:style-name="P767">D</text:p>
          </table:table-cell>
          <table:table-cell table:style-name="TableCell768">
            <text:p text:style-name="P769"> </text:p>
          </table:table-cell>
        </table:table-row>
        <table:table-row table:style-name="TableRow770">
          <table:table-cell table:style-name="TableCell771">
            <text:p text:style-name="P772">F</text:p>
          </table:table-cell>
          <table:table-cell table:style-name="TableCell773">
            <text:p text:style-name="P774">1</text:p>
          </table:table-cell>
          <table:table-cell table:style-name="TableCell775">
            <text:p text:style-name="P776">C</text:p>
          </table:table-cell>
          <table:table-cell table:style-name="TableCell777">
            <text:p text:style-name="P778">B</text:p>
          </table:table-cell>
          <table:table-cell table:style-name="TableCell779">
            <text:p text:style-name="P780">D</text:p>
          </table:table-cell>
          <table:table-cell table:style-name="TableCell781">
            <text:p text:style-name="P782">F</text:p>
          </table:table-cell>
        </table:table-row>
        <table:table-row table:style-name="TableRow783">
          <table:table-cell table:style-name="TableCell784">
            <text:p text:style-name="P785">C</text:p>
          </table:table-cell>
          <table:table-cell table:style-name="TableCell786">
            <text:p text:style-name="P787">0</text:p>
          </table:table-cell>
          <table:table-cell table:style-name="TableCell788">
            <text:p text:style-name="P789">C</text:p>
          </table:table-cell>
          <table:table-cell table:style-name="TableCell790">
            <text:p text:style-name="P791">B</text:p>
          </table:table-cell>
          <table:table-cell table:style-name="TableCell792">
            <text:p text:style-name="P793">D</text:p>
          </table:table-cell>
          <table:table-cell table:style-name="TableCell794">
            <text:p text:style-name="P795">F</text:p>
          </table:table-cell>
        </table:table-row>
        <table:table-row table:style-name="TableRow796">
          <table:table-cell table:style-name="TableCell797">
            <text:p text:style-name="P798">E</text:p>
          </table:table-cell>
          <table:table-cell table:style-name="TableCell799">
            <text:p text:style-name="P800">1</text:p>
          </table:table-cell>
          <table:table-cell table:style-name="TableCell801">
            <text:p text:style-name="P802">C</text:p>
          </table:table-cell>
          <table:table-cell table:style-name="TableCell803">
            <text:p text:style-name="P804">B</text:p>
          </table:table-cell>
          <table:table-cell table:style-name="TableCell805">
            <text:p text:style-name="P806">D</text:p>
          </table:table-cell>
          <table:table-cell table:style-name="TableCell807">
            <text:p text:style-name="P808">E</text:p>
          </table:table-cell>
        </table:table-row>
        <table:table-row table:style-name="TableRow809">
          <table:table-cell table:style-name="TableCell810">
            <text:p text:style-name="P811">A</text:p>
          </table:table-cell>
          <table:table-cell table:style-name="TableCell812">
            <text:p text:style-name="P813">1</text:p>
          </table:table-cell>
          <table:table-cell table:style-name="TableCell814">
            <text:p text:style-name="P815">A</text:p>
          </table:table-cell>
          <table:table-cell table:style-name="TableCell816">
            <text:p text:style-name="P817">B</text:p>
          </table:table-cell>
          <table:table-cell table:style-name="TableCell818">
            <text:p text:style-name="P819">D</text:p>
          </table:table-cell>
          <table:table-cell table:style-name="TableCell820">
            <text:p text:style-name="P821">E</text:p>
          </table:table-cell>
        </table:table-row>
        <table:table-row table:style-name="TableRow822">
          <table:table-cell table:style-name="TableCell823">
            <text:p text:style-name="P824">D</text:p>
          </table:table-cell>
          <table:table-cell table:style-name="TableCell825">
            <text:p text:style-name="P826">0</text:p>
          </table:table-cell>
          <table:table-cell table:style-name="TableCell827">
            <text:p text:style-name="P828">A</text:p>
          </table:table-cell>
          <table:table-cell table:style-name="TableCell829">
            <text:p text:style-name="P830">B</text:p>
          </table:table-cell>
          <table:table-cell table:style-name="TableCell831">
            <text:p text:style-name="P832">D</text:p>
          </table:table-cell>
          <table:table-cell table:style-name="TableCell833">
            <text:p text:style-name="P834">E</text:p>
          </table:table-cell>
        </table:table-row>
        <table:table-row table:style-name="TableRow835">
          <table:table-cell table:style-name="TableCell836">
            <text:p text:style-name="P837">B</text:p>
          </table:table-cell>
          <table:table-cell table:style-name="TableCell838">
            <text:p text:style-name="P839">0</text:p>
          </table:table-cell>
          <table:table-cell table:style-name="TableCell840">
            <text:p text:style-name="P841">A</text:p>
          </table:table-cell>
          <table:table-cell table:style-name="TableCell842">
            <text:p text:style-name="P843">B</text:p>
          </table:table-cell>
          <table:table-cell table:style-name="TableCell844">
            <text:p text:style-name="P845">D</text:p>
          </table:table-cell>
          <table:table-cell table:style-name="TableCell846">
            <text:p text:style-name="P847">E</text:p>
          </table:table-cell>
        </table:table-row>
        <table:table-row table:style-name="TableRow848">
          <table:table-cell table:style-name="TableCell849">
            <text:p text:style-name="P850">F</text:p>
          </table:table-cell>
          <table:table-cell table:style-name="TableCell851">
            <text:p text:style-name="P852">1</text:p>
          </table:table-cell>
          <table:table-cell table:style-name="TableCell853">
            <text:p text:style-name="P854">A</text:p>
          </table:table-cell>
          <table:table-cell table:style-name="TableCell855">
            <text:p text:style-name="P856">B</text:p>
          </table:table-cell>
          <table:table-cell table:style-name="TableCell857">
            <text:p text:style-name="P858">F</text:p>
          </table:table-cell>
          <table:table-cell table:style-name="TableCell859">
            <text:p text:style-name="P860">E</text:p>
          </table:table-cell>
        </table:table-row>
        <table:table-row table:style-name="TableRow861">
          <table:table-cell table:style-name="TableCell862">
            <text:p text:style-name="P863">A</text:p>
          </table:table-cell>
          <table:table-cell table:style-name="TableCell864">
            <text:p text:style-name="P865">0</text:p>
          </table:table-cell>
          <table:table-cell table:style-name="TableCell866">
            <text:p text:style-name="P867">A</text:p>
          </table:table-cell>
          <table:table-cell table:style-name="TableCell868">
            <text:p text:style-name="P869">B</text:p>
          </table:table-cell>
          <table:table-cell table:style-name="TableCell870">
            <text:p text:style-name="P871">F</text:p>
          </table:table-cell>
          <table:table-cell table:style-name="TableCell872">
            <text:p text:style-name="P873">E</text:p>
          </table:table-cell>
        </table:table-row>
        <table:table-row table:style-name="TableRow874">
          <table:table-cell table:style-name="TableCell875">
            <text:p text:style-name="P876">B</text:p>
          </table:table-cell>
          <table:table-cell table:style-name="TableCell877">
            <text:p text:style-name="P878">0</text:p>
          </table:table-cell>
          <table:table-cell table:style-name="TableCell879">
            <text:p text:style-name="P880">A</text:p>
          </table:table-cell>
          <table:table-cell table:style-name="TableCell881">
            <text:p text:style-name="P882">B</text:p>
          </table:table-cell>
          <table:table-cell table:style-name="TableCell883">
            <text:p text:style-name="P884">F</text:p>
          </table:table-cell>
          <table:table-cell table:style-name="TableCell885">
            <text:p text:style-name="P886">E</text:p>
          </table:table-cell>
        </table:table-row>
        <table:table-row table:style-name="TableRow887">
          <table:table-cell table:style-name="TableCell888">
            <text:p text:style-name="P889">C</text:p>
          </table:table-cell>
          <table:table-cell table:style-name="TableCell890">
            <text:p text:style-name="P891">1</text:p>
          </table:table-cell>
          <table:table-cell table:style-name="TableCell892">
            <text:p text:style-name="P893">A</text:p>
          </table:table-cell>
          <table:table-cell table:style-name="TableCell894">
            <text:p text:style-name="P895">C</text:p>
          </table:table-cell>
          <table:table-cell table:style-name="TableCell896">
            <text:p text:style-name="P897">F</text:p>
          </table:table-cell>
          <table:table-cell table:style-name="TableCell898">
            <text:p text:style-name="P899">E</text:p>
          </table:table-cell>
        </table:table-row>
        <table:table-row table:style-name="TableRow900">
          <table:table-cell table:style-name="TableCell901">
            <text:p text:style-name="P902">E</text:p>
          </table:table-cell>
          <table:table-cell table:style-name="TableCell903">
            <text:p text:style-name="P904">0</text:p>
          </table:table-cell>
          <table:table-cell table:style-name="TableCell905">
            <text:p text:style-name="P906">A</text:p>
          </table:table-cell>
          <table:table-cell table:style-name="TableCell907">
            <text:p text:style-name="P908">C</text:p>
          </table:table-cell>
          <table:table-cell table:style-name="TableCell909">
            <text:p text:style-name="P910">F</text:p>
          </table:table-cell>
          <table:table-cell table:style-name="TableCell911">
            <text:p text:style-name="P912">E</text:p>
          </table:table-cell>
        </table:table-row>
        <table:table-row table:style-name="TableRow913">
          <table:table-cell table:style-name="TableCell914">
            <text:p text:style-name="P915">B</text:p>
          </table:table-cell>
          <table:table-cell table:style-name="TableCell916">
            <text:p text:style-name="P917">1</text:p>
          </table:table-cell>
          <table:table-cell table:style-name="TableCell918">
            <text:p text:style-name="P919">A</text:p>
          </table:table-cell>
          <table:table-cell table:style-name="TableCell920">
            <text:p text:style-name="P921">B</text:p>
          </table:table-cell>
          <table:table-cell table:style-name="TableCell922">
            <text:p text:style-name="P923">F</text:p>
          </table:table-cell>
          <table:table-cell table:style-name="TableCell924">
            <text:p text:style-name="P925">E</text:p>
          </table:table-cell>
        </table:table-row>
        <table:table-row table:style-name="TableRow926">
          <table:table-cell table:style-name="TableCell927">
            <text:p text:style-name="P928">A</text:p>
          </table:table-cell>
          <table:table-cell table:style-name="TableCell929">
            <text:p text:style-name="P930">0</text:p>
          </table:table-cell>
          <table:table-cell table:style-name="TableCell931">
            <text:p text:style-name="P932">A</text:p>
          </table:table-cell>
          <table:table-cell table:style-name="TableCell933">
            <text:p text:style-name="P934">B</text:p>
          </table:table-cell>
          <table:table-cell table:style-name="TableCell935">
            <text:p text:style-name="P936">F</text:p>
          </table:table-cell>
          <table:table-cell table:style-name="TableCell937">
            <text:p text:style-name="P938">E</text:p>
          </table:table-cell>
        </table:table-row>
        <table:table-row table:style-name="TableRow939">
          <table:table-cell table:style-name="TableCell940">
            <text:p text:style-name="P941">F</text:p>
          </table:table-cell>
          <table:table-cell table:style-name="TableCell942">
            <text:p text:style-name="P943">0</text:p>
          </table:table-cell>
          <table:table-cell table:style-name="TableCell944">
            <text:p text:style-name="P945">A</text:p>
          </table:table-cell>
          <table:table-cell table:style-name="TableCell946">
            <text:p text:style-name="P947">B</text:p>
          </table:table-cell>
          <table:table-cell table:style-name="TableCell948">
            <text:p text:style-name="P949">F</text:p>
          </table:table-cell>
          <table:table-cell table:style-name="TableCell950">
            <text:p text:style-name="P951">E</text:p>
          </table:table-cell>
        </table:table-row>
        <table:table-row table:style-name="TableRow952">
          <table:table-cell table:style-name="TableCell953">
            <text:p text:style-name="P954">D</text:p>
          </table:table-cell>
          <table:table-cell table:style-name="TableCell955">
            <text:p text:style-name="P956">1</text:p>
          </table:table-cell>
          <table:table-cell table:style-name="TableCell957">
            <text:p text:style-name="P958">A</text:p>
          </table:table-cell>
          <table:table-cell table:style-name="TableCell959">
            <text:p text:style-name="P960">B</text:p>
          </table:table-cell>
          <table:table-cell table:style-name="TableCell961">
            <text:p text:style-name="P962">D</text:p>
          </table:table-cell>
          <table:table-cell table:style-name="TableCell963">
            <text:p text:style-name="P964">E</text:p>
          </table:table-cell>
        </table:table-row>
        <table:table-row table:style-name="TableRow965">
          <table:table-cell table:style-name="TableCell966">
            <text:p text:style-name="P967"/>
          </table:table-cell>
          <table:table-cell table:style-name="TableCell968">
            <text:p text:style-name="P969">11/20 = .55</text:p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</table:table-row>
        <table:table-row table:style-name="TableRow978">
          <table:table-cell table:style-name="TableCell979">
            <text:p text:style-name="P980"/>
          </table:table-cell>
          <table:table-cell table:style-name="TableCell981">
            <text:p text:style-name="P982">55.00%</text:p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</table:table-row>
      </table:table>
      <text:p text:style-name="P991"/>
      <text:p text:style-name="P992"/>
      <text:p text:style-name="P993"/>
      <text:p text:style-name="P994"/>
      <text:p text:style-name="P995"/>
      <text:p text:style-name="P996"/>
      <text:p text:style-name="P997">b- second pattern</text:p>
      <text:p text:style-name="P998"/>
      <table:table table:style-name="Table999">
        <table:table-columns>
          <table:table-column table:style-name="TableColumn1000"/>
          <table:table-column table:style-name="TableColumn1001"/>
          <table:table-column table:style-name="TableColumn1002"/>
          <table:table-column table:style-name="TableColumn1003"/>
          <table:table-column table:style-name="TableColumn1004"/>
          <table:table-column table:style-name="TableColumn1005"/>
        </table:table-columns>
        <table:table-row table:style-name="TableRow1006">
          <table:table-cell table:style-name="TableCell1007">
            <text:p text:style-name="P1008">sequence</text:p>
          </table:table-cell>
          <table:table-cell table:style-name="TableCell1009" table:number-columns-spanned="5">
            <text:p text:style-name="P1010">IDEAL</text:p>
          </table:table-cell>
          <table:covered-table-cell/>
          <table:covered-table-cell/>
          <table:covered-table-cell/>
          <table:covered-table-cell/>
        </table:table-row>
        <table:table-row table:style-name="TableRow1011">
          <table:table-cell table:style-name="TableCell1012">
            <text:p text:style-name="P1013"> </text:p>
          </table:table-cell>
          <table:table-cell table:style-name="TableCell1014">
            <text:p text:style-name="P1015">hit(0)/miss(1)</text:p>
          </table:table-cell>
          <table:table-cell table:style-name="TableCell1016" table:number-columns-spanned="2">
            <text:p text:style-name="P1017">set1</text:p>
          </table:table-cell>
          <table:covered-table-cell/>
          <table:table-cell table:style-name="TableCell1018" table:number-columns-spanned="2">
            <text:p text:style-name="P1019">set2</text:p>
          </table:table-cell>
          <table:covered-table-cell/>
        </table:table-row>
        <table:table-row table:style-name="TableRow1020">
          <table:table-cell table:style-name="TableCell1021">
            <text:p text:style-name="P1022">D</text:p>
          </table:table-cell>
          <table:table-cell table:style-name="TableCell1023">
            <text:p text:style-name="P1024">1</text:p>
          </table:table-cell>
          <table:table-cell table:style-name="TableCell1025">
            <text:p text:style-name="P1026"> </text:p>
          </table:table-cell>
          <table:table-cell table:style-name="TableCell1027">
            <text:p text:style-name="P1028"> </text:p>
          </table:table-cell>
          <table:table-cell table:style-name="TableCell1029">
            <text:p text:style-name="P1030">D</text:p>
          </table:table-cell>
          <table:table-cell table:style-name="TableCell1031">
            <text:p text:style-name="P1032"> </text:p>
          </table:table-cell>
        </table:table-row>
        <table:table-row table:style-name="TableRow1033">
          <table:table-cell table:style-name="TableCell1034">
            <text:p text:style-name="P1035">F</text:p>
          </table:table-cell>
          <table:table-cell table:style-name="TableCell1036">
            <text:p text:style-name="P1037">1</text:p>
          </table:table-cell>
          <table:table-cell table:style-name="TableCell1038">
            <text:p text:style-name="P1039"> </text:p>
          </table:table-cell>
          <table:table-cell table:style-name="TableCell1040">
            <text:p text:style-name="P1041"> </text:p>
          </table:table-cell>
          <table:table-cell table:style-name="TableCell1042">
            <text:p text:style-name="P1043">D</text:p>
          </table:table-cell>
          <table:table-cell table:style-name="TableCell1044">
            <text:p text:style-name="P1045">F</text:p>
          </table:table-cell>
        </table:table-row>
        <table:table-row table:style-name="TableRow1046">
          <table:table-cell table:style-name="TableCell1047">
            <text:p text:style-name="P1048">C</text:p>
          </table:table-cell>
          <table:table-cell table:style-name="TableCell1049">
            <text:p text:style-name="P1050">1</text:p>
          </table:table-cell>
          <table:table-cell table:style-name="TableCell1051">
            <text:p text:style-name="P1052">C</text:p>
          </table:table-cell>
          <table:table-cell table:style-name="TableCell1053">
            <text:p text:style-name="P1054"> </text:p>
          </table:table-cell>
          <table:table-cell table:style-name="TableCell1055">
            <text:p text:style-name="P1056">D</text:p>
          </table:table-cell>
          <table:table-cell table:style-name="TableCell1057">
            <text:p text:style-name="P1058">F</text:p>
          </table:table-cell>
        </table:table-row>
        <table:table-row table:style-name="TableRow1059">
          <table:table-cell table:style-name="TableCell1060">
            <text:p text:style-name="P1061">B</text:p>
          </table:table-cell>
          <table:table-cell table:style-name="TableCell1062">
            <text:p text:style-name="P1063">1</text:p>
          </table:table-cell>
          <table:table-cell table:style-name="TableCell1064">
            <text:p text:style-name="P1065">C</text:p>
          </table:table-cell>
          <table:table-cell table:style-name="TableCell1066">
            <text:p text:style-name="P1067">B</text:p>
          </table:table-cell>
          <table:table-cell table:style-name="TableCell1068">
            <text:p text:style-name="P1069">D</text:p>
          </table:table-cell>
          <table:table-cell table:style-name="TableCell1070">
            <text:p text:style-name="P1071">F</text:p>
          </table:table-cell>
        </table:table-row>
        <table:table-row table:style-name="TableRow1072">
          <table:table-cell table:style-name="TableCell1073">
            <text:p text:style-name="P1074">A</text:p>
          </table:table-cell>
          <table:table-cell table:style-name="TableCell1075">
            <text:p text:style-name="P1076">1</text:p>
          </table:table-cell>
          <table:table-cell table:style-name="TableCell1077">
            <text:p text:style-name="P1078">C</text:p>
          </table:table-cell>
          <table:table-cell table:style-name="TableCell1079">
            <text:p text:style-name="P1080">A</text:p>
          </table:table-cell>
          <table:table-cell table:style-name="TableCell1081">
            <text:p text:style-name="P1082">D</text:p>
          </table:table-cell>
          <table:table-cell table:style-name="TableCell1083">
            <text:p text:style-name="P1084">F</text:p>
          </table:table-cell>
        </table:table-row>
        <table:table-row table:style-name="TableRow1085">
          <table:table-cell table:style-name="TableCell1086">
            <text:p text:style-name="P1087">A</text:p>
          </table:table-cell>
          <table:table-cell table:style-name="TableCell1088">
            <text:p text:style-name="P1089">0</text:p>
          </table:table-cell>
          <table:table-cell table:style-name="TableCell1090">
            <text:p text:style-name="P1091">C</text:p>
          </table:table-cell>
          <table:table-cell table:style-name="TableCell1092">
            <text:p text:style-name="P1093">A</text:p>
          </table:table-cell>
          <table:table-cell table:style-name="TableCell1094">
            <text:p text:style-name="P1095">D</text:p>
          </table:table-cell>
          <table:table-cell table:style-name="TableCell1096">
            <text:p text:style-name="P1097">F</text:p>
          </table:table-cell>
        </table:table-row>
        <table:table-row table:style-name="TableRow1098">
          <table:table-cell table:style-name="TableCell1099">
            <text:p text:style-name="P1100">F</text:p>
          </table:table-cell>
          <table:table-cell table:style-name="TableCell1101">
            <text:p text:style-name="P1102">0</text:p>
          </table:table-cell>
          <table:table-cell table:style-name="TableCell1103">
            <text:p text:style-name="P1104">C</text:p>
          </table:table-cell>
          <table:table-cell table:style-name="TableCell1105">
            <text:p text:style-name="P1106">A</text:p>
          </table:table-cell>
          <table:table-cell table:style-name="TableCell1107">
            <text:p text:style-name="P1108">D</text:p>
          </table:table-cell>
          <table:table-cell table:style-name="TableCell1109">
            <text:p text:style-name="P1110">F</text:p>
          </table:table-cell>
        </table:table-row>
        <table:table-row table:style-name="TableRow1111">
          <table:table-cell table:style-name="TableCell1112">
            <text:p text:style-name="P1113">C</text:p>
          </table:table-cell>
          <table:table-cell table:style-name="TableCell1114">
            <text:p text:style-name="P1115">0</text:p>
          </table:table-cell>
          <table:table-cell table:style-name="TableCell1116">
            <text:p text:style-name="P1117">C</text:p>
          </table:table-cell>
          <table:table-cell table:style-name="TableCell1118">
            <text:p text:style-name="P1119">A</text:p>
          </table:table-cell>
          <table:table-cell table:style-name="TableCell1120">
            <text:p text:style-name="P1121">D</text:p>
          </table:table-cell>
          <table:table-cell table:style-name="TableCell1122">
            <text:p text:style-name="P1123">F</text:p>
          </table:table-cell>
        </table:table-row>
        <table:table-row table:style-name="TableRow1124">
          <table:table-cell table:style-name="TableCell1125">
            <text:p text:style-name="P1126">D</text:p>
          </table:table-cell>
          <table:table-cell table:style-name="TableCell1127">
            <text:p text:style-name="P1128">0</text:p>
          </table:table-cell>
          <table:table-cell table:style-name="TableCell1129">
            <text:p text:style-name="P1130">C</text:p>
          </table:table-cell>
          <table:table-cell table:style-name="TableCell1131">
            <text:p text:style-name="P1132">A</text:p>
          </table:table-cell>
          <table:table-cell table:style-name="TableCell1133">
            <text:p text:style-name="P1134">D</text:p>
          </table:table-cell>
          <table:table-cell table:style-name="TableCell1135">
            <text:p text:style-name="P1136">F</text:p>
          </table:table-cell>
        </table:table-row>
        <table:table-row table:style-name="TableRow1137">
          <table:table-cell table:style-name="TableCell1138">
            <text:p text:style-name="P1139">D</text:p>
          </table:table-cell>
          <table:table-cell table:style-name="TableCell1140">
            <text:p text:style-name="P1141">0</text:p>
          </table:table-cell>
          <table:table-cell table:style-name="TableCell1142">
            <text:p text:style-name="P1143">C</text:p>
          </table:table-cell>
          <table:table-cell table:style-name="TableCell1144">
            <text:p text:style-name="P1145">A</text:p>
          </table:table-cell>
          <table:table-cell table:style-name="TableCell1146">
            <text:p text:style-name="P1147">D</text:p>
          </table:table-cell>
          <table:table-cell table:style-name="TableCell1148">
            <text:p text:style-name="P1149">F</text:p>
          </table:table-cell>
        </table:table-row>
        <table:table-row table:style-name="TableRow1150">
          <table:table-cell table:style-name="TableCell1151">
            <text:p text:style-name="P1152">A</text:p>
          </table:table-cell>
          <table:table-cell table:style-name="TableCell1153">
            <text:p text:style-name="P1154">0</text:p>
          </table:table-cell>
          <table:table-cell table:style-name="TableCell1155">
            <text:p text:style-name="P1156">C</text:p>
          </table:table-cell>
          <table:table-cell table:style-name="TableCell1157">
            <text:p text:style-name="P1158">A</text:p>
          </table:table-cell>
          <table:table-cell table:style-name="TableCell1159">
            <text:p text:style-name="P1160">D</text:p>
          </table:table-cell>
          <table:table-cell table:style-name="TableCell1161">
            <text:p text:style-name="P1162">F</text:p>
          </table:table-cell>
        </table:table-row>
        <table:table-row table:style-name="TableRow1163">
          <table:table-cell table:style-name="TableCell1164">
            <text:p text:style-name="P1165">B</text:p>
          </table:table-cell>
          <table:table-cell table:style-name="TableCell1166">
            <text:p text:style-name="P1167">1</text:p>
          </table:table-cell>
          <table:table-cell table:style-name="TableCell1168">
            <text:p text:style-name="P1169">B</text:p>
          </table:table-cell>
          <table:table-cell table:style-name="TableCell1170">
            <text:p text:style-name="P1171">A</text:p>
          </table:table-cell>
          <table:table-cell table:style-name="TableCell1172">
            <text:p text:style-name="P1173">D</text:p>
          </table:table-cell>
          <table:table-cell table:style-name="TableCell1174">
            <text:p text:style-name="P1175">F</text:p>
          </table:table-cell>
        </table:table-row>
        <table:table-row table:style-name="TableRow1176">
          <table:table-cell table:style-name="TableCell1177">
            <text:p text:style-name="P1178">A</text:p>
          </table:table-cell>
          <table:table-cell table:style-name="TableCell1179">
            <text:p text:style-name="P1180">0</text:p>
          </table:table-cell>
          <table:table-cell table:style-name="TableCell1181">
            <text:p text:style-name="P1182">B</text:p>
          </table:table-cell>
          <table:table-cell table:style-name="TableCell1183">
            <text:p text:style-name="P1184">A</text:p>
          </table:table-cell>
          <table:table-cell table:style-name="TableCell1185">
            <text:p text:style-name="P1186">D</text:p>
          </table:table-cell>
          <table:table-cell table:style-name="TableCell1187">
            <text:p text:style-name="P1188">F</text:p>
          </table:table-cell>
        </table:table-row>
        <table:table-row table:style-name="TableRow1189">
          <table:table-cell table:style-name="TableCell1190">
            <text:p text:style-name="P1191">B</text:p>
          </table:table-cell>
          <table:table-cell table:style-name="TableCell1192">
            <text:p text:style-name="P1193">0</text:p>
          </table:table-cell>
          <table:table-cell table:style-name="TableCell1194">
            <text:p text:style-name="P1195">B</text:p>
          </table:table-cell>
          <table:table-cell table:style-name="TableCell1196">
            <text:p text:style-name="P1197">A</text:p>
          </table:table-cell>
          <table:table-cell table:style-name="TableCell1198">
            <text:p text:style-name="P1199">D</text:p>
          </table:table-cell>
          <table:table-cell table:style-name="TableCell1200">
            <text:p text:style-name="P1201">F</text:p>
          </table:table-cell>
        </table:table-row>
        <table:table-row table:style-name="TableRow1202">
          <table:table-cell table:style-name="TableCell1203">
            <text:p text:style-name="P1204">C</text:p>
          </table:table-cell>
          <table:table-cell table:style-name="TableCell1205">
            <text:p text:style-name="P1206">1</text:p>
          </table:table-cell>
          <table:table-cell table:style-name="TableCell1207">
            <text:p text:style-name="P1208">B</text:p>
          </table:table-cell>
          <table:table-cell table:style-name="TableCell1209">
            <text:p text:style-name="P1210">C</text:p>
          </table:table-cell>
          <table:table-cell table:style-name="TableCell1211">
            <text:p text:style-name="P1212">D</text:p>
          </table:table-cell>
          <table:table-cell table:style-name="TableCell1213">
            <text:p text:style-name="P1214">F</text:p>
          </table:table-cell>
        </table:table-row>
        <table:table-row table:style-name="TableRow1215">
          <table:table-cell table:style-name="TableCell1216">
            <text:p text:style-name="P1217">E</text:p>
          </table:table-cell>
          <table:table-cell table:style-name="TableCell1218">
            <text:p text:style-name="P1219">1</text:p>
          </table:table-cell>
          <table:table-cell table:style-name="TableCell1220">
            <text:p text:style-name="P1221">B</text:p>
          </table:table-cell>
          <table:table-cell table:style-name="TableCell1222">
            <text:p text:style-name="P1223">C</text:p>
          </table:table-cell>
          <table:table-cell table:style-name="TableCell1224">
            <text:p text:style-name="P1225">D</text:p>
          </table:table-cell>
          <table:table-cell table:style-name="TableCell1226">
            <text:p text:style-name="P1227">E</text:p>
          </table:table-cell>
        </table:table-row>
        <table:table-row table:style-name="TableRow1228">
          <table:table-cell table:style-name="TableCell1229">
            <text:p text:style-name="P1230">B</text:p>
          </table:table-cell>
          <table:table-cell table:style-name="TableCell1231">
            <text:p text:style-name="P1232">0</text:p>
          </table:table-cell>
          <table:table-cell table:style-name="TableCell1233">
            <text:p text:style-name="P1234">B</text:p>
          </table:table-cell>
          <table:table-cell table:style-name="TableCell1235">
            <text:p text:style-name="P1236">C</text:p>
          </table:table-cell>
          <table:table-cell table:style-name="TableCell1237">
            <text:p text:style-name="P1238">D</text:p>
          </table:table-cell>
          <table:table-cell table:style-name="TableCell1239">
            <text:p text:style-name="P1240">E</text:p>
          </table:table-cell>
        </table:table-row>
        <table:table-row table:style-name="TableRow1241">
          <table:table-cell table:style-name="TableCell1242">
            <text:p text:style-name="P1243">A</text:p>
          </table:table-cell>
          <table:table-cell table:style-name="TableCell1244">
            <text:p text:style-name="P1245">1</text:p>
          </table:table-cell>
          <table:table-cell table:style-name="TableCell1246">
            <text:p text:style-name="P1247">B</text:p>
          </table:table-cell>
          <table:table-cell table:style-name="TableCell1248">
            <text:p text:style-name="P1249">A</text:p>
          </table:table-cell>
          <table:table-cell table:style-name="TableCell1250">
            <text:p text:style-name="P1251">D</text:p>
          </table:table-cell>
          <table:table-cell table:style-name="TableCell1252">
            <text:p text:style-name="P1253">E</text:p>
          </table:table-cell>
        </table:table-row>
        <table:table-row table:style-name="TableRow1254">
          <table:table-cell table:style-name="TableCell1255">
            <text:p text:style-name="P1256">B</text:p>
          </table:table-cell>
          <table:table-cell table:style-name="TableCell1257">
            <text:p text:style-name="P1258">0</text:p>
          </table:table-cell>
          <table:table-cell table:style-name="TableCell1259">
            <text:p text:style-name="P1260">B</text:p>
          </table:table-cell>
          <table:table-cell table:style-name="TableCell1261">
            <text:p text:style-name="P1262">A</text:p>
          </table:table-cell>
          <table:table-cell table:style-name="TableCell1263">
            <text:p text:style-name="P1264">D</text:p>
          </table:table-cell>
          <table:table-cell table:style-name="TableCell1265">
            <text:p text:style-name="P1266">E</text:p>
          </table:table-cell>
        </table:table-row>
        <table:table-row table:style-name="TableRow1267">
          <table:table-cell table:style-name="TableCell1268">
            <text:p text:style-name="P1269">D</text:p>
          </table:table-cell>
          <table:table-cell table:style-name="TableCell1270">
            <text:p text:style-name="P1271">0</text:p>
          </table:table-cell>
          <table:table-cell table:style-name="TableCell1272">
            <text:p text:style-name="P1273">B</text:p>
          </table:table-cell>
          <table:table-cell table:style-name="TableCell1274">
            <text:p text:style-name="P1275">A</text:p>
          </table:table-cell>
          <table:table-cell table:style-name="TableCell1276">
            <text:p text:style-name="P1277">D</text:p>
          </table:table-cell>
          <table:table-cell table:style-name="TableCell1278">
            <text:p text:style-name="P1279">E</text:p>
          </table:table-cell>
        </table:table-row>
        <table:table-row table:style-name="TableRow1280">
          <table:table-cell table:style-name="TableCell1281">
            <text:p text:style-name="P1282"/>
          </table:table-cell>
          <table:table-cell table:style-name="TableCell1283">
            <text:p text:style-name="P1284">9/20=.45</text:p>
          </table:table-cell>
          <table:table-cell table:style-name="TableCell1285">
            <text:p text:style-name="P1286"/>
          </table:table-cell>
          <table:table-cell table:style-name="TableCell1287">
            <text:p text:style-name="P1288"/>
          </table:table-cell>
          <table:table-cell table:style-name="TableCell1289">
            <text:p text:style-name="P1290"/>
          </table:table-cell>
          <table:table-cell table:style-name="TableCell1291">
            <text:p text:style-name="P1292"/>
          </table:table-cell>
        </table:table-row>
        <table:table-row table:style-name="TableRow1293">
          <table:table-cell table:style-name="TableCell1294">
            <text:p text:style-name="P1295"/>
          </table:table-cell>
          <table:table-cell table:style-name="TableCell1296">
            <text:p text:style-name="P1297">45.00%</text:p>
          </table:table-cell>
          <table:table-cell table:style-name="TableCell1298">
            <text:p text:style-name="P1299"/>
          </table:table-cell>
          <table:table-cell table:style-name="TableCell1300">
            <text:p text:style-name="P1301"/>
          </table:table-cell>
          <table:table-cell table:style-name="TableCell1302">
            <text:p text:style-name="P1303"/>
          </table:table-cell>
          <table:table-cell table:style-name="TableCell1304">
            <text:p text:style-name="P1305"/>
          </table:table-cell>
        </table:table-row>
      </table:table>
      <text:p text:style-name="P1306"/>
      <table:table table:style-name="Table1307">
        <table:table-columns>
          <table:table-column table:style-name="TableColumn1308"/>
          <table:table-column table:style-name="TableColumn1309"/>
          <table:table-column table:style-name="TableColumn1310"/>
          <table:table-column table:style-name="TableColumn1311"/>
          <table:table-column table:style-name="TableColumn1312"/>
          <table:table-column table:style-name="TableColumn1313"/>
        </table:table-columns>
        <table:table-row table:style-name="TableRow1314">
          <table:table-cell table:style-name="TableCell1315">
            <text:p text:style-name="P1316">sequence</text:p>
          </table:table-cell>
          <table:table-cell table:style-name="TableCell1317" table:number-columns-spanned="5">
            <text:p text:style-name="P1318">LRU</text:p>
          </table:table-cell>
          <table:covered-table-cell/>
          <table:covered-table-cell/>
          <table:covered-table-cell/>
          <table:covered-table-cell/>
        </table:table-row>
        <table:table-row table:style-name="TableRow1319">
          <table:table-cell table:style-name="TableCell1320">
            <text:p text:style-name="P1321"> </text:p>
          </table:table-cell>
          <table:table-cell table:style-name="TableCell1322">
            <text:p text:style-name="P1323">hit(0)/miss(1)</text:p>
          </table:table-cell>
          <table:table-cell table:style-name="TableCell1324" table:number-columns-spanned="2">
            <text:p text:style-name="P1325">set1</text:p>
          </table:table-cell>
          <table:covered-table-cell/>
          <table:table-cell table:style-name="TableCell1326" table:number-columns-spanned="2">
            <text:p text:style-name="P1327">set2</text:p>
          </table:table-cell>
          <table:covered-table-cell/>
        </table:table-row>
        <table:table-row table:style-name="TableRow1328">
          <table:table-cell table:style-name="TableCell1329">
            <text:p text:style-name="P1330">D</text:p>
          </table:table-cell>
          <table:table-cell table:style-name="TableCell1331">
            <text:p text:style-name="P1332">1</text:p>
          </table:table-cell>
          <table:table-cell table:style-name="TableCell1333">
            <text:p text:style-name="P1334"> </text:p>
          </table:table-cell>
          <table:table-cell table:style-name="TableCell1335">
            <text:p text:style-name="P1336"> </text:p>
          </table:table-cell>
          <table:table-cell table:style-name="TableCell1337">
            <text:p text:style-name="P1338">D</text:p>
          </table:table-cell>
          <table:table-cell table:style-name="TableCell1339">
            <text:p text:style-name="P1340"> </text:p>
          </table:table-cell>
        </table:table-row>
        <table:table-row table:style-name="TableRow1341">
          <table:table-cell table:style-name="TableCell1342">
            <text:p text:style-name="P1343">F</text:p>
          </table:table-cell>
          <table:table-cell table:style-name="TableCell1344">
            <text:p text:style-name="P1345">1</text:p>
          </table:table-cell>
          <table:table-cell table:style-name="TableCell1346">
            <text:p text:style-name="P1347"> </text:p>
          </table:table-cell>
          <table:table-cell table:style-name="TableCell1348">
            <text:p text:style-name="P1349"> </text:p>
          </table:table-cell>
          <table:table-cell table:style-name="TableCell1350">
            <text:p text:style-name="P1351">D</text:p>
          </table:table-cell>
          <table:table-cell table:style-name="TableCell1352">
            <text:p text:style-name="P1353">F</text:p>
          </table:table-cell>
        </table:table-row>
        <table:table-row table:style-name="TableRow1354">
          <table:table-cell table:style-name="TableCell1355">
            <text:p text:style-name="P1356">C</text:p>
          </table:table-cell>
          <table:table-cell table:style-name="TableCell1357">
            <text:p text:style-name="P1358">1</text:p>
          </table:table-cell>
          <table:table-cell table:style-name="TableCell1359">
            <text:p text:style-name="P1360">C</text:p>
          </table:table-cell>
          <table:table-cell table:style-name="TableCell1361">
            <text:p text:style-name="P1362"> </text:p>
          </table:table-cell>
          <table:table-cell table:style-name="TableCell1363">
            <text:p text:style-name="P1364">D</text:p>
          </table:table-cell>
          <table:table-cell table:style-name="TableCell1365">
            <text:p text:style-name="P1366">F</text:p>
          </table:table-cell>
        </table:table-row>
        <table:table-row table:style-name="TableRow1367">
          <table:table-cell table:style-name="TableCell1368">
            <text:p text:style-name="P1369">B</text:p>
          </table:table-cell>
          <table:table-cell table:style-name="TableCell1370">
            <text:p text:style-name="P1371">1</text:p>
          </table:table-cell>
          <table:table-cell table:style-name="TableCell1372">
            <text:p text:style-name="P1373">C</text:p>
          </table:table-cell>
          <table:table-cell table:style-name="TableCell1374">
            <text:p text:style-name="P1375">B</text:p>
          </table:table-cell>
          <table:table-cell table:style-name="TableCell1376">
            <text:p text:style-name="P1377">D</text:p>
          </table:table-cell>
          <table:table-cell table:style-name="TableCell1378">
            <text:p text:style-name="P1379">F</text:p>
          </table:table-cell>
        </table:table-row>
        <table:table-row table:style-name="TableRow1380">
          <table:table-cell table:style-name="TableCell1381">
            <text:p text:style-name="P1382">A</text:p>
          </table:table-cell>
          <table:table-cell table:style-name="TableCell1383">
            <text:p text:style-name="P1384">1</text:p>
          </table:table-cell>
          <table:table-cell table:style-name="TableCell1385">
            <text:p text:style-name="P1386">A</text:p>
          </table:table-cell>
          <table:table-cell table:style-name="TableCell1387">
            <text:p text:style-name="P1388">B</text:p>
          </table:table-cell>
          <table:table-cell table:style-name="TableCell1389">
            <text:p text:style-name="P1390">D</text:p>
          </table:table-cell>
          <table:table-cell table:style-name="TableCell1391">
            <text:p text:style-name="P1392">F</text:p>
          </table:table-cell>
        </table:table-row>
        <table:table-row table:style-name="TableRow1393">
          <table:table-cell table:style-name="TableCell1394">
            <text:p text:style-name="P1395">A</text:p>
          </table:table-cell>
          <table:table-cell table:style-name="TableCell1396">
            <text:p text:style-name="P1397">0</text:p>
          </table:table-cell>
          <table:table-cell table:style-name="TableCell1398">
            <text:p text:style-name="P1399">A</text:p>
          </table:table-cell>
          <table:table-cell table:style-name="TableCell1400">
            <text:p text:style-name="P1401">B</text:p>
          </table:table-cell>
          <table:table-cell table:style-name="TableCell1402">
            <text:p text:style-name="P1403">D</text:p>
          </table:table-cell>
          <table:table-cell table:style-name="TableCell1404">
            <text:p text:style-name="P1405">F</text:p>
          </table:table-cell>
        </table:table-row>
        <table:table-row table:style-name="TableRow1406">
          <table:table-cell table:style-name="TableCell1407">
            <text:p text:style-name="P1408">F</text:p>
          </table:table-cell>
          <table:table-cell table:style-name="TableCell1409">
            <text:p text:style-name="P1410">0</text:p>
          </table:table-cell>
          <table:table-cell table:style-name="TableCell1411">
            <text:p text:style-name="P1412">A</text:p>
          </table:table-cell>
          <table:table-cell table:style-name="TableCell1413">
            <text:p text:style-name="P1414">B</text:p>
          </table:table-cell>
          <table:table-cell table:style-name="TableCell1415">
            <text:p text:style-name="P1416">D</text:p>
          </table:table-cell>
          <table:table-cell table:style-name="TableCell1417">
            <text:p text:style-name="P1418">F</text:p>
          </table:table-cell>
        </table:table-row>
        <table:table-row table:style-name="TableRow1419">
          <table:table-cell table:style-name="TableCell1420">
            <text:p text:style-name="P1421">C</text:p>
          </table:table-cell>
          <table:table-cell table:style-name="TableCell1422">
            <text:p text:style-name="P1423">1</text:p>
          </table:table-cell>
          <table:table-cell table:style-name="TableCell1424">
            <text:p text:style-name="P1425">A</text:p>
          </table:table-cell>
          <table:table-cell table:style-name="TableCell1426">
            <text:p text:style-name="P1427">C</text:p>
          </table:table-cell>
          <table:table-cell table:style-name="TableCell1428">
            <text:p text:style-name="P1429">D</text:p>
          </table:table-cell>
          <table:table-cell table:style-name="TableCell1430">
            <text:p text:style-name="P1431">F</text:p>
          </table:table-cell>
        </table:table-row>
        <table:table-row table:style-name="TableRow1432">
          <table:table-cell table:style-name="TableCell1433">
            <text:p text:style-name="P1434">D</text:p>
          </table:table-cell>
          <table:table-cell table:style-name="TableCell1435">
            <text:p text:style-name="P1436">0</text:p>
          </table:table-cell>
          <table:table-cell table:style-name="TableCell1437">
            <text:p text:style-name="P1438">A</text:p>
          </table:table-cell>
          <table:table-cell table:style-name="TableCell1439">
            <text:p text:style-name="P1440">C</text:p>
          </table:table-cell>
          <table:table-cell table:style-name="TableCell1441">
            <text:p text:style-name="P1442">D</text:p>
          </table:table-cell>
          <table:table-cell table:style-name="TableCell1443">
            <text:p text:style-name="P1444">F</text:p>
          </table:table-cell>
        </table:table-row>
        <table:table-row table:style-name="TableRow1445">
          <table:table-cell table:style-name="TableCell1446">
            <text:p text:style-name="P1447">D</text:p>
          </table:table-cell>
          <table:table-cell table:style-name="TableCell1448">
            <text:p text:style-name="P1449">0</text:p>
          </table:table-cell>
          <table:table-cell table:style-name="TableCell1450">
            <text:p text:style-name="P1451">A</text:p>
          </table:table-cell>
          <table:table-cell table:style-name="TableCell1452">
            <text:p text:style-name="P1453">C</text:p>
          </table:table-cell>
          <table:table-cell table:style-name="TableCell1454">
            <text:p text:style-name="P1455">D</text:p>
          </table:table-cell>
          <table:table-cell table:style-name="TableCell1456">
            <text:p text:style-name="P1457">F</text:p>
          </table:table-cell>
        </table:table-row>
        <table:table-row table:style-name="TableRow1458">
          <table:table-cell table:style-name="TableCell1459">
            <text:p text:style-name="P1460">A</text:p>
          </table:table-cell>
          <table:table-cell table:style-name="TableCell1461">
            <text:p text:style-name="P1462">0</text:p>
          </table:table-cell>
          <table:table-cell table:style-name="TableCell1463">
            <text:p text:style-name="P1464">A</text:p>
          </table:table-cell>
          <table:table-cell table:style-name="TableCell1465">
            <text:p text:style-name="P1466">C</text:p>
          </table:table-cell>
          <table:table-cell table:style-name="TableCell1467">
            <text:p text:style-name="P1468">D</text:p>
          </table:table-cell>
          <table:table-cell table:style-name="TableCell1469">
            <text:p text:style-name="P1470">F</text:p>
          </table:table-cell>
        </table:table-row>
        <text:soft-page-break/>
        <table:table-row table:style-name="TableRow1471">
          <table:table-cell table:style-name="TableCell1472">
            <text:p text:style-name="P1473">B</text:p>
          </table:table-cell>
          <table:table-cell table:style-name="TableCell1474">
            <text:p text:style-name="P1475">1</text:p>
          </table:table-cell>
          <table:table-cell table:style-name="TableCell1476">
            <text:p text:style-name="P1477">A</text:p>
          </table:table-cell>
          <table:table-cell table:style-name="TableCell1478">
            <text:p text:style-name="P1479">B</text:p>
          </table:table-cell>
          <table:table-cell table:style-name="TableCell1480">
            <text:p text:style-name="P1481">D</text:p>
          </table:table-cell>
          <table:table-cell table:style-name="TableCell1482">
            <text:p text:style-name="P1483">F</text:p>
          </table:table-cell>
        </table:table-row>
        <table:table-row table:style-name="TableRow1484">
          <table:table-cell table:style-name="TableCell1485">
            <text:p text:style-name="P1486">A</text:p>
          </table:table-cell>
          <table:table-cell table:style-name="TableCell1487">
            <text:p text:style-name="P1488">0</text:p>
          </table:table-cell>
          <table:table-cell table:style-name="TableCell1489">
            <text:p text:style-name="P1490">A</text:p>
          </table:table-cell>
          <table:table-cell table:style-name="TableCell1491">
            <text:p text:style-name="P1492">B</text:p>
          </table:table-cell>
          <table:table-cell table:style-name="TableCell1493">
            <text:p text:style-name="P1494">D</text:p>
          </table:table-cell>
          <table:table-cell table:style-name="TableCell1495">
            <text:p text:style-name="P1496">F</text:p>
          </table:table-cell>
        </table:table-row>
        <table:table-row table:style-name="TableRow1497">
          <table:table-cell table:style-name="TableCell1498">
            <text:p text:style-name="P1499">B</text:p>
          </table:table-cell>
          <table:table-cell table:style-name="TableCell1500">
            <text:p text:style-name="P1501">0</text:p>
          </table:table-cell>
          <table:table-cell table:style-name="TableCell1502">
            <text:p text:style-name="P1503">A</text:p>
          </table:table-cell>
          <table:table-cell table:style-name="TableCell1504">
            <text:p text:style-name="P1505">B</text:p>
          </table:table-cell>
          <table:table-cell table:style-name="TableCell1506">
            <text:p text:style-name="P1507">D</text:p>
          </table:table-cell>
          <table:table-cell table:style-name="TableCell1508">
            <text:p text:style-name="P1509">F</text:p>
          </table:table-cell>
        </table:table-row>
        <table:table-row table:style-name="TableRow1510">
          <table:table-cell table:style-name="TableCell1511">
            <text:p text:style-name="P1512">C</text:p>
          </table:table-cell>
          <table:table-cell table:style-name="TableCell1513">
            <text:p text:style-name="P1514">1</text:p>
          </table:table-cell>
          <table:table-cell table:style-name="TableCell1515">
            <text:p text:style-name="P1516">C</text:p>
          </table:table-cell>
          <table:table-cell table:style-name="TableCell1517">
            <text:p text:style-name="P1518">B</text:p>
          </table:table-cell>
          <table:table-cell table:style-name="TableCell1519">
            <text:p text:style-name="P1520">D</text:p>
          </table:table-cell>
          <table:table-cell table:style-name="TableCell1521">
            <text:p text:style-name="P1522">F</text:p>
          </table:table-cell>
        </table:table-row>
        <table:table-row table:style-name="TableRow1523">
          <table:table-cell table:style-name="TableCell1524">
            <text:p text:style-name="P1525">E</text:p>
          </table:table-cell>
          <table:table-cell table:style-name="TableCell1526">
            <text:p text:style-name="P1527">1</text:p>
          </table:table-cell>
          <table:table-cell table:style-name="TableCell1528">
            <text:p text:style-name="P1529">C</text:p>
          </table:table-cell>
          <table:table-cell table:style-name="TableCell1530">
            <text:p text:style-name="P1531">B</text:p>
          </table:table-cell>
          <table:table-cell table:style-name="TableCell1532">
            <text:p text:style-name="P1533">D</text:p>
          </table:table-cell>
          <table:table-cell table:style-name="TableCell1534">
            <text:p text:style-name="P1535">E</text:p>
          </table:table-cell>
        </table:table-row>
        <table:table-row table:style-name="TableRow1536">
          <table:table-cell table:style-name="TableCell1537">
            <text:p text:style-name="P1538">B</text:p>
          </table:table-cell>
          <table:table-cell table:style-name="TableCell1539">
            <text:p text:style-name="P1540">0</text:p>
          </table:table-cell>
          <table:table-cell table:style-name="TableCell1541">
            <text:p text:style-name="P1542">C</text:p>
          </table:table-cell>
          <table:table-cell table:style-name="TableCell1543">
            <text:p text:style-name="P1544">B</text:p>
          </table:table-cell>
          <table:table-cell table:style-name="TableCell1545">
            <text:p text:style-name="P1546">D</text:p>
          </table:table-cell>
          <table:table-cell table:style-name="TableCell1547">
            <text:p text:style-name="P1548">E</text:p>
          </table:table-cell>
        </table:table-row>
        <table:table-row table:style-name="TableRow1549">
          <table:table-cell table:style-name="TableCell1550">
            <text:p text:style-name="P1551">A</text:p>
          </table:table-cell>
          <table:table-cell table:style-name="TableCell1552">
            <text:p text:style-name="P1553">1</text:p>
          </table:table-cell>
          <table:table-cell table:style-name="TableCell1554">
            <text:p text:style-name="P1555">A</text:p>
          </table:table-cell>
          <table:table-cell table:style-name="TableCell1556">
            <text:p text:style-name="P1557">B</text:p>
          </table:table-cell>
          <table:table-cell table:style-name="TableCell1558">
            <text:p text:style-name="P1559">D</text:p>
          </table:table-cell>
          <table:table-cell table:style-name="TableCell1560">
            <text:p text:style-name="P1561">E</text:p>
          </table:table-cell>
        </table:table-row>
        <table:table-row table:style-name="TableRow1562">
          <table:table-cell table:style-name="TableCell1563">
            <text:p text:style-name="P1564">B</text:p>
          </table:table-cell>
          <table:table-cell table:style-name="TableCell1565">
            <text:p text:style-name="P1566">0</text:p>
          </table:table-cell>
          <table:table-cell table:style-name="TableCell1567">
            <text:p text:style-name="P1568">A</text:p>
          </table:table-cell>
          <table:table-cell table:style-name="TableCell1569">
            <text:p text:style-name="P1570">B</text:p>
          </table:table-cell>
          <table:table-cell table:style-name="TableCell1571">
            <text:p text:style-name="P1572">D</text:p>
          </table:table-cell>
          <table:table-cell table:style-name="TableCell1573">
            <text:p text:style-name="P1574">E</text:p>
          </table:table-cell>
        </table:table-row>
        <table:table-row table:style-name="TableRow1575">
          <table:table-cell table:style-name="TableCell1576">
            <text:p text:style-name="P1577">D</text:p>
          </table:table-cell>
          <table:table-cell table:style-name="TableCell1578">
            <text:p text:style-name="P1579">0</text:p>
          </table:table-cell>
          <table:table-cell table:style-name="TableCell1580">
            <text:p text:style-name="P1581">A</text:p>
          </table:table-cell>
          <table:table-cell table:style-name="TableCell1582">
            <text:p text:style-name="P1583">B</text:p>
          </table:table-cell>
          <table:table-cell table:style-name="TableCell1584">
            <text:p text:style-name="P1585">D</text:p>
          </table:table-cell>
          <table:table-cell table:style-name="TableCell1586">
            <text:p text:style-name="P1587">E</text:p>
          </table:table-cell>
        </table:table-row>
        <table:table-row table:style-name="TableRow1588">
          <table:table-cell table:style-name="TableCell1589">
            <text:p text:style-name="P1590"/>
          </table:table-cell>
          <table:table-cell table:style-name="TableCell1591">
            <text:p text:style-name="P1592">10/20=0.5</text:p>
          </table:table-cell>
          <table:table-cell table:style-name="TableCell1593">
            <text:p text:style-name="P1594"/>
          </table:table-cell>
          <table:table-cell table:style-name="TableCell1595">
            <text:p text:style-name="P1596"/>
          </table:table-cell>
          <table:table-cell table:style-name="TableCell1597">
            <text:p text:style-name="P1598"/>
          </table:table-cell>
          <table:table-cell table:style-name="TableCell1599">
            <text:p text:style-name="P1600"/>
          </table:table-cell>
        </table:table-row>
        <table:table-row table:style-name="TableRow1601">
          <table:table-cell table:style-name="TableCell1602">
            <text:p text:style-name="P1603"/>
          </table:table-cell>
          <table:table-cell table:style-name="TableCell1604">
            <text:p text:style-name="P1605">50.00%</text:p>
          </table:table-cell>
          <table:table-cell table:style-name="TableCell1606">
            <text:p text:style-name="P1607"/>
          </table:table-cell>
          <table:table-cell table:style-name="TableCell1608">
            <text:p text:style-name="P1609"/>
          </table:table-cell>
          <table:table-cell table:style-name="TableCell1610">
            <text:p text:style-name="P1611"/>
          </table:table-cell>
          <table:table-cell table:style-name="TableCell1612">
            <text:p text:style-name="P1613"/>
          </table:table-cell>
        </table:table-row>
      </table:table>
      <text:p text:style-name="P1614"/>
      <table:table table:style-name="Table1615">
        <table:table-columns>
          <table:table-column table:style-name="TableColumn1616"/>
          <table:table-column table:style-name="TableColumn1617"/>
          <table:table-column table:style-name="TableColumn1618"/>
          <table:table-column table:style-name="TableColumn1619"/>
          <table:table-column table:style-name="TableColumn1620"/>
          <table:table-column table:style-name="TableColumn1621"/>
        </table:table-columns>
        <table:table-row table:style-name="TableRow1622">
          <table:table-cell table:style-name="TableCell1623">
            <text:p text:style-name="P1624">sequence</text:p>
          </table:table-cell>
          <table:table-cell table:style-name="TableCell1625" table:number-columns-spanned="5">
            <text:p text:style-name="P1626">MRU</text:p>
          </table:table-cell>
          <table:covered-table-cell/>
          <table:covered-table-cell/>
          <table:covered-table-cell/>
          <table:covered-table-cell/>
        </table:table-row>
        <table:table-row table:style-name="TableRow1627">
          <table:table-cell table:style-name="TableCell1628">
            <text:p text:style-name="P1629"> </text:p>
          </table:table-cell>
          <table:table-cell table:style-name="TableCell1630">
            <text:p text:style-name="P1631">hit(0)/miss(1)</text:p>
          </table:table-cell>
          <table:table-cell table:style-name="TableCell1632" table:number-columns-spanned="2">
            <text:p text:style-name="P1633">set1</text:p>
          </table:table-cell>
          <table:covered-table-cell/>
          <table:table-cell table:style-name="TableCell1634" table:number-columns-spanned="2">
            <text:p text:style-name="P1635">set2</text:p>
          </table:table-cell>
          <table:covered-table-cell/>
        </table:table-row>
        <table:table-row table:style-name="TableRow1636">
          <table:table-cell table:style-name="TableCell1637">
            <text:p text:style-name="P1638">D</text:p>
          </table:table-cell>
          <table:table-cell table:style-name="TableCell1639">
            <text:p text:style-name="P1640">1</text:p>
          </table:table-cell>
          <table:table-cell table:style-name="TableCell1641">
            <text:p text:style-name="P1642"> </text:p>
          </table:table-cell>
          <table:table-cell table:style-name="TableCell1643">
            <text:p text:style-name="P1644"> </text:p>
          </table:table-cell>
          <table:table-cell table:style-name="TableCell1645">
            <text:p text:style-name="P1646">D</text:p>
          </table:table-cell>
          <table:table-cell table:style-name="TableCell1647">
            <text:p text:style-name="P1648"> </text:p>
          </table:table-cell>
        </table:table-row>
        <table:table-row table:style-name="TableRow1649">
          <table:table-cell table:style-name="TableCell1650">
            <text:p text:style-name="P1651">F</text:p>
          </table:table-cell>
          <table:table-cell table:style-name="TableCell1652">
            <text:p text:style-name="P1653">1</text:p>
          </table:table-cell>
          <table:table-cell table:style-name="TableCell1654">
            <text:p text:style-name="P1655"> </text:p>
          </table:table-cell>
          <table:table-cell table:style-name="TableCell1656">
            <text:p text:style-name="P1657"> </text:p>
          </table:table-cell>
          <table:table-cell table:style-name="TableCell1658">
            <text:p text:style-name="P1659">D</text:p>
          </table:table-cell>
          <table:table-cell table:style-name="TableCell1660">
            <text:p text:style-name="P1661">F</text:p>
          </table:table-cell>
        </table:table-row>
        <table:table-row table:style-name="TableRow1662">
          <table:table-cell table:style-name="TableCell1663">
            <text:p text:style-name="P1664">C</text:p>
          </table:table-cell>
          <table:table-cell table:style-name="TableCell1665">
            <text:p text:style-name="P1666">1</text:p>
          </table:table-cell>
          <table:table-cell table:style-name="TableCell1667">
            <text:p text:style-name="P1668">C</text:p>
          </table:table-cell>
          <table:table-cell table:style-name="TableCell1669">
            <text:p text:style-name="P1670"> </text:p>
          </table:table-cell>
          <table:table-cell table:style-name="TableCell1671">
            <text:p text:style-name="P1672">D</text:p>
          </table:table-cell>
          <table:table-cell table:style-name="TableCell1673">
            <text:p text:style-name="P1674">F</text:p>
          </table:table-cell>
        </table:table-row>
        <table:table-row table:style-name="TableRow1675">
          <table:table-cell table:style-name="TableCell1676">
            <text:p text:style-name="P1677">B</text:p>
          </table:table-cell>
          <table:table-cell table:style-name="TableCell1678">
            <text:p text:style-name="P1679">1</text:p>
          </table:table-cell>
          <table:table-cell table:style-name="TableCell1680">
            <text:p text:style-name="P1681">C</text:p>
          </table:table-cell>
          <table:table-cell table:style-name="TableCell1682">
            <text:p text:style-name="P1683">B</text:p>
          </table:table-cell>
          <table:table-cell table:style-name="TableCell1684">
            <text:p text:style-name="P1685">D</text:p>
          </table:table-cell>
          <table:table-cell table:style-name="TableCell1686">
            <text:p text:style-name="P1687">F</text:p>
          </table:table-cell>
        </table:table-row>
        <table:table-row table:style-name="TableRow1688">
          <table:table-cell table:style-name="TableCell1689">
            <text:p text:style-name="P1690">A</text:p>
          </table:table-cell>
          <table:table-cell table:style-name="TableCell1691">
            <text:p text:style-name="P1692">1</text:p>
          </table:table-cell>
          <table:table-cell table:style-name="TableCell1693">
            <text:p text:style-name="P1694">C</text:p>
          </table:table-cell>
          <table:table-cell table:style-name="TableCell1695">
            <text:p text:style-name="P1696">A</text:p>
          </table:table-cell>
          <table:table-cell table:style-name="TableCell1697">
            <text:p text:style-name="P1698">D</text:p>
          </table:table-cell>
          <table:table-cell table:style-name="TableCell1699">
            <text:p text:style-name="P1700">F</text:p>
          </table:table-cell>
        </table:table-row>
        <table:table-row table:style-name="TableRow1701">
          <table:table-cell table:style-name="TableCell1702">
            <text:p text:style-name="P1703">A</text:p>
          </table:table-cell>
          <table:table-cell table:style-name="TableCell1704">
            <text:p text:style-name="P1705">0</text:p>
          </table:table-cell>
          <table:table-cell table:style-name="TableCell1706">
            <text:p text:style-name="P1707">C</text:p>
          </table:table-cell>
          <table:table-cell table:style-name="TableCell1708">
            <text:p text:style-name="P1709">A</text:p>
          </table:table-cell>
          <table:table-cell table:style-name="TableCell1710">
            <text:p text:style-name="P1711">D</text:p>
          </table:table-cell>
          <table:table-cell table:style-name="TableCell1712">
            <text:p text:style-name="P1713">F</text:p>
          </table:table-cell>
        </table:table-row>
        <table:table-row table:style-name="TableRow1714">
          <table:table-cell table:style-name="TableCell1715">
            <text:p text:style-name="P1716">F</text:p>
          </table:table-cell>
          <table:table-cell table:style-name="TableCell1717">
            <text:p text:style-name="P1718">0</text:p>
          </table:table-cell>
          <table:table-cell table:style-name="TableCell1719">
            <text:p text:style-name="P1720">C</text:p>
          </table:table-cell>
          <table:table-cell table:style-name="TableCell1721">
            <text:p text:style-name="P1722">A</text:p>
          </table:table-cell>
          <table:table-cell table:style-name="TableCell1723">
            <text:p text:style-name="P1724">D</text:p>
          </table:table-cell>
          <table:table-cell table:style-name="TableCell1725">
            <text:p text:style-name="P1726">F</text:p>
          </table:table-cell>
        </table:table-row>
        <table:table-row table:style-name="TableRow1727">
          <table:table-cell table:style-name="TableCell1728">
            <text:p text:style-name="P1729">C</text:p>
          </table:table-cell>
          <table:table-cell table:style-name="TableCell1730">
            <text:p text:style-name="P1731">0</text:p>
          </table:table-cell>
          <table:table-cell table:style-name="TableCell1732">
            <text:p text:style-name="P1733">C</text:p>
          </table:table-cell>
          <table:table-cell table:style-name="TableCell1734">
            <text:p text:style-name="P1735">A</text:p>
          </table:table-cell>
          <table:table-cell table:style-name="TableCell1736">
            <text:p text:style-name="P1737">D</text:p>
          </table:table-cell>
          <table:table-cell table:style-name="TableCell1738">
            <text:p text:style-name="P1739">F</text:p>
          </table:table-cell>
        </table:table-row>
        <table:table-row table:style-name="TableRow1740">
          <table:table-cell table:style-name="TableCell1741">
            <text:p text:style-name="P1742">D</text:p>
          </table:table-cell>
          <table:table-cell table:style-name="TableCell1743">
            <text:p text:style-name="P1744">0</text:p>
          </table:table-cell>
          <table:table-cell table:style-name="TableCell1745">
            <text:p text:style-name="P1746">C</text:p>
          </table:table-cell>
          <table:table-cell table:style-name="TableCell1747">
            <text:p text:style-name="P1748">A</text:p>
          </table:table-cell>
          <table:table-cell table:style-name="TableCell1749">
            <text:p text:style-name="P1750">D</text:p>
          </table:table-cell>
          <table:table-cell table:style-name="TableCell1751">
            <text:p text:style-name="P1752">F</text:p>
          </table:table-cell>
        </table:table-row>
        <table:table-row table:style-name="TableRow1753">
          <table:table-cell table:style-name="TableCell1754">
            <text:p text:style-name="P1755">D</text:p>
          </table:table-cell>
          <table:table-cell table:style-name="TableCell1756">
            <text:p text:style-name="P1757">0</text:p>
          </table:table-cell>
          <table:table-cell table:style-name="TableCell1758">
            <text:p text:style-name="P1759">C</text:p>
          </table:table-cell>
          <table:table-cell table:style-name="TableCell1760">
            <text:p text:style-name="P1761">A</text:p>
          </table:table-cell>
          <table:table-cell table:style-name="TableCell1762">
            <text:p text:style-name="P1763">D</text:p>
          </table:table-cell>
          <table:table-cell table:style-name="TableCell1764">
            <text:p text:style-name="P1765">F</text:p>
          </table:table-cell>
        </table:table-row>
        <table:table-row table:style-name="TableRow1766">
          <table:table-cell table:style-name="TableCell1767">
            <text:p text:style-name="P1768">A</text:p>
          </table:table-cell>
          <table:table-cell table:style-name="TableCell1769">
            <text:p text:style-name="P1770">0</text:p>
          </table:table-cell>
          <table:table-cell table:style-name="TableCell1771">
            <text:p text:style-name="P1772">C</text:p>
          </table:table-cell>
          <table:table-cell table:style-name="TableCell1773">
            <text:p text:style-name="P1774">A</text:p>
          </table:table-cell>
          <table:table-cell table:style-name="TableCell1775">
            <text:p text:style-name="P1776">D</text:p>
          </table:table-cell>
          <table:table-cell table:style-name="TableCell1777">
            <text:p text:style-name="P1778">F</text:p>
          </table:table-cell>
        </table:table-row>
        <table:table-row table:style-name="TableRow1779">
          <table:table-cell table:style-name="TableCell1780">
            <text:p text:style-name="P1781">B</text:p>
          </table:table-cell>
          <table:table-cell table:style-name="TableCell1782">
            <text:p text:style-name="P1783">1</text:p>
          </table:table-cell>
          <table:table-cell table:style-name="TableCell1784">
            <text:p text:style-name="P1785">C</text:p>
          </table:table-cell>
          <table:table-cell table:style-name="TableCell1786">
            <text:p text:style-name="P1787">B</text:p>
          </table:table-cell>
          <table:table-cell table:style-name="TableCell1788">
            <text:p text:style-name="P1789">D</text:p>
          </table:table-cell>
          <table:table-cell table:style-name="TableCell1790">
            <text:p text:style-name="P1791">F</text:p>
          </table:table-cell>
        </table:table-row>
        <table:table-row table:style-name="TableRow1792">
          <table:table-cell table:style-name="TableCell1793">
            <text:p text:style-name="P1794">A</text:p>
          </table:table-cell>
          <table:table-cell table:style-name="TableCell1795">
            <text:p text:style-name="P1796">1</text:p>
          </table:table-cell>
          <table:table-cell table:style-name="TableCell1797">
            <text:p text:style-name="P1798">C</text:p>
          </table:table-cell>
          <table:table-cell table:style-name="TableCell1799">
            <text:p text:style-name="P1800">A</text:p>
          </table:table-cell>
          <table:table-cell table:style-name="TableCell1801">
            <text:p text:style-name="P1802">D</text:p>
          </table:table-cell>
          <table:table-cell table:style-name="TableCell1803">
            <text:p text:style-name="P1804">F</text:p>
          </table:table-cell>
        </table:table-row>
        <table:table-row table:style-name="TableRow1805">
          <table:table-cell table:style-name="TableCell1806">
            <text:p text:style-name="P1807">B</text:p>
          </table:table-cell>
          <table:table-cell table:style-name="TableCell1808">
            <text:p text:style-name="P1809">1</text:p>
          </table:table-cell>
          <table:table-cell table:style-name="TableCell1810">
            <text:p text:style-name="P1811">C</text:p>
          </table:table-cell>
          <table:table-cell table:style-name="TableCell1812">
            <text:p text:style-name="P1813">B</text:p>
          </table:table-cell>
          <table:table-cell table:style-name="TableCell1814">
            <text:p text:style-name="P1815">D</text:p>
          </table:table-cell>
          <table:table-cell table:style-name="TableCell1816">
            <text:p text:style-name="P1817">F</text:p>
          </table:table-cell>
        </table:table-row>
        <table:table-row table:style-name="TableRow1818">
          <table:table-cell table:style-name="TableCell1819">
            <text:p text:style-name="P1820">C</text:p>
          </table:table-cell>
          <table:table-cell table:style-name="TableCell1821">
            <text:p text:style-name="P1822">0</text:p>
          </table:table-cell>
          <table:table-cell table:style-name="TableCell1823">
            <text:p text:style-name="P1824">C</text:p>
          </table:table-cell>
          <table:table-cell table:style-name="TableCell1825">
            <text:p text:style-name="P1826">B</text:p>
          </table:table-cell>
          <table:table-cell table:style-name="TableCell1827">
            <text:p text:style-name="P1828">D</text:p>
          </table:table-cell>
          <table:table-cell table:style-name="TableCell1829">
            <text:p text:style-name="P1830">F</text:p>
          </table:table-cell>
        </table:table-row>
        <table:table-row table:style-name="TableRow1831">
          <table:table-cell table:style-name="TableCell1832">
            <text:p text:style-name="P1833">E</text:p>
          </table:table-cell>
          <table:table-cell table:style-name="TableCell1834">
            <text:p text:style-name="P1835">1</text:p>
          </table:table-cell>
          <table:table-cell table:style-name="TableCell1836">
            <text:p text:style-name="P1837">C</text:p>
          </table:table-cell>
          <table:table-cell table:style-name="TableCell1838">
            <text:p text:style-name="P1839">B</text:p>
          </table:table-cell>
          <table:table-cell table:style-name="TableCell1840">
            <text:p text:style-name="P1841">E</text:p>
          </table:table-cell>
          <table:table-cell table:style-name="TableCell1842">
            <text:p text:style-name="P1843">F</text:p>
          </table:table-cell>
        </table:table-row>
        <table:table-row table:style-name="TableRow1844">
          <table:table-cell table:style-name="TableCell1845">
            <text:p text:style-name="P1846">B</text:p>
          </table:table-cell>
          <table:table-cell table:style-name="TableCell1847">
            <text:p text:style-name="P1848">0</text:p>
          </table:table-cell>
          <table:table-cell table:style-name="TableCell1849">
            <text:p text:style-name="P1850">C</text:p>
          </table:table-cell>
          <table:table-cell table:style-name="TableCell1851">
            <text:p text:style-name="P1852">B</text:p>
          </table:table-cell>
          <table:table-cell table:style-name="TableCell1853">
            <text:p text:style-name="P1854">E</text:p>
          </table:table-cell>
          <table:table-cell table:style-name="TableCell1855">
            <text:p text:style-name="P1856">F</text:p>
          </table:table-cell>
        </table:table-row>
        <table:table-row table:style-name="TableRow1857">
          <table:table-cell table:style-name="TableCell1858">
            <text:p text:style-name="P1859">A</text:p>
          </table:table-cell>
          <table:table-cell table:style-name="TableCell1860">
            <text:p text:style-name="P1861">1</text:p>
          </table:table-cell>
          <table:table-cell table:style-name="TableCell1862">
            <text:p text:style-name="P1863">C</text:p>
          </table:table-cell>
          <table:table-cell table:style-name="TableCell1864">
            <text:p text:style-name="P1865">A</text:p>
          </table:table-cell>
          <table:table-cell table:style-name="TableCell1866">
            <text:p text:style-name="P1867">E</text:p>
          </table:table-cell>
          <table:table-cell table:style-name="TableCell1868">
            <text:p text:style-name="P1869">F</text:p>
          </table:table-cell>
        </table:table-row>
        <table:table-row table:style-name="TableRow1870">
          <table:table-cell table:style-name="TableCell1871">
            <text:p text:style-name="P1872">B</text:p>
          </table:table-cell>
          <table:table-cell table:style-name="TableCell1873">
            <text:p text:style-name="P1874">1</text:p>
          </table:table-cell>
          <table:table-cell table:style-name="TableCell1875">
            <text:p text:style-name="P1876">C</text:p>
          </table:table-cell>
          <table:table-cell table:style-name="TableCell1877">
            <text:p text:style-name="P1878">B</text:p>
          </table:table-cell>
          <table:table-cell table:style-name="TableCell1879">
            <text:p text:style-name="P1880">E</text:p>
          </table:table-cell>
          <table:table-cell table:style-name="TableCell1881">
            <text:p text:style-name="P1882">F</text:p>
          </table:table-cell>
        </table:table-row>
        <table:table-row table:style-name="TableRow1883">
          <table:table-cell table:style-name="TableCell1884">
            <text:p text:style-name="P1885">D</text:p>
          </table:table-cell>
          <table:table-cell table:style-name="TableCell1886">
            <text:p text:style-name="P1887">1</text:p>
          </table:table-cell>
          <table:table-cell table:style-name="TableCell1888">
            <text:p text:style-name="P1889">C</text:p>
          </table:table-cell>
          <table:table-cell table:style-name="TableCell1890">
            <text:p text:style-name="P1891">B</text:p>
          </table:table-cell>
          <table:table-cell table:style-name="TableCell1892">
            <text:p text:style-name="P1893">D</text:p>
          </table:table-cell>
          <table:table-cell table:style-name="TableCell1894">
            <text:p text:style-name="P1895">F</text:p>
          </table:table-cell>
        </table:table-row>
        <table:table-row table:style-name="TableRow1896">
          <table:table-cell table:style-name="TableCell1897">
            <text:p text:style-name="P1898"/>
          </table:table-cell>
          <table:table-cell table:style-name="TableCell1899">
            <text:p text:style-name="P1900">12/20=0.6</text:p>
          </table:table-cell>
          <table:table-cell table:style-name="TableCell1901">
            <text:p text:style-name="P1902"/>
          </table:table-cell>
          <table:table-cell table:style-name="TableCell1903">
            <text:p text:style-name="P1904"/>
          </table:table-cell>
          <table:table-cell table:style-name="TableCell1905">
            <text:p text:style-name="P1906"/>
          </table:table-cell>
          <table:table-cell table:style-name="TableCell1907">
            <text:p text:style-name="P1908"/>
          </table:table-cell>
        </table:table-row>
        <table:table-row table:style-name="TableRow1909">
          <table:table-cell table:style-name="TableCell1910">
            <text:p text:style-name="P1911"/>
          </table:table-cell>
          <table:table-cell table:style-name="TableCell1912">
            <text:p text:style-name="P1913">60.00%</text:p>
          </table:table-cell>
          <table:table-cell table:style-name="TableCell1914">
            <text:p text:style-name="P1915"/>
          </table:table-cell>
          <table:table-cell table:style-name="TableCell1916">
            <text:p text:style-name="P1917"/>
          </table:table-cell>
          <table:table-cell table:style-name="TableCell1918">
            <text:p text:style-name="P1919"/>
          </table:table-cell>
          <table:table-cell table:style-name="TableCell1920">
            <text:p text:style-name="P1921"/>
          </table:table-cell>
        </table:table-row>
      </table:table>
      <text:p text:style-name="P1922"/>
      <text:p text:style-name="P19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Vikas Rao</text:p>
        <text:p text:style-name="Header">CS-6860 - HW-4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kas rao</meta:initial-creator>
    <dc:creator>vikas rao</dc:creator>
    <meta:creation-date>2018-03-27T17:17:00Z</meta:creation-date>
    <dc:date>2018-03-28T05:47:00Z</dc:date>
    <meta:template xlink:href="Normal.dotm" xlink:type="simple"/>
    <meta:editing-cycles>1</meta:editing-cycles>
    <meta:editing-duration>PT13680S</meta:editing-duration>
    <meta:document-statistic meta:page-count="5" meta:paragraph-count="6" meta:word-count="473" meta:character-count="3164" meta:row-count="22" meta:non-whitespace-character-count="2697"/>
  </office:meta>
</office:document-meta>
</file>